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80000001688B4F093A6C408125.jpg" manifest:media-type="image/jpeg"/>
  <manifest:file-entry manifest:full-path="Pictures/100000000000028000000168B2CDFEECA755933E.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solid" svg:stroke-width="0.053cm" svg:stroke-color="#000000" draw:stroke-linejoin="round" svg:stroke-linecap="butt"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53cm" svg:stroke-color="#000000" draw:stroke-linejoin="round" svg:stroke-linecap="butt"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000000" draw:stroke-linejoin="round" svg:stroke-linecap="butt" draw:fill="solid" draw:fill-color="#ffffff" draw:textarea-vertical-align="middle" draw:auto-grow-height="false" draw:fit-to-size="false" style:shrink-to-fit="false" fo:min-height="0cm" fo:min-width="0cm" fo:padding-top="0.151cm" fo:padding-bottom="0.151cm" fo:padding-left="0.276cm" fo:padding-right="0.276cm" fo:wrap-option="wrap"/>
      <style:paragraph-properties style:writing-mode="lr-tb"/>
    </style:style>
    <style:style style:name="gr8" style:family="graphic" style:parent-style-name="standard">
      <style:graphic-properties draw:stroke="solid" svg:stroke-width="0.053cm" svg:stroke-color="#000000" draw:stroke-linejoin="round" svg:stroke-linecap="butt"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dash" draw:stroke-dash="Dashed_20__28_var_29__20_1" svg:stroke-width="0.053cm" svg:stroke-color="#000000" draw:stroke-linejoin="round" svg:stroke-linecap="butt"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53cm" svg:stroke-color="#000000" draw:stroke-linejoin="round" svg:stroke-linecap="butt" draw:fill="none" draw:textarea-vertical-align="top" draw:auto-grow-height="false" fo:min-height="0cm" fo:min-width="0.664cm" fo:padding-top="0.125cm" fo:padding-bottom="0.125cm" fo:padding-left="0.25cm" fo:padding-right="0.25cm" fo:wrap-option="wrap"/>
    </style:style>
    <style:style style:name="gr11" style:family="graphic" style:parent-style-name="standard">
      <style:graphic-properties draw:stroke="dash" draw:stroke-dash="Dashed_20__28_var_29__20_1" svg:stroke-width="0.053cm" svg:stroke-color="#000000" draw:stroke-linejoin="round" svg:stroke-linecap="butt" draw:fill="none" draw:textarea-vertical-align="top" draw:auto-grow-height="false" fo:min-height="1.231cm" fo:min-width="0cm" fo:padding-top="0.125cm" fo:padding-bottom="0.125cm" fo:padding-left="0.25cm" fo:padding-right="0.25cm" fo:wrap-option="wrap"/>
    </style:style>
    <style:style style:name="gr12" style:family="graphic" style:parent-style-name="standard">
      <style:graphic-properties draw:stroke="dash" draw:stroke-dash="Dashed_20__28_var_29__20_1" svg:stroke-width="0.053cm" svg:stroke-color="#000000" draw:stroke-linejoin="round" svg:stroke-linecap="butt" draw:fill="none" draw:textarea-vertical-align="top" draw:auto-grow-height="false" fo:min-height="0cm" fo:min-width="2.156cm" fo:padding-top="0.125cm" fo:padding-bottom="0.125cm" fo:padding-left="0.25cm" fo:padding-right="0.25cm" fo:wrap-option="wrap"/>
    </style:style>
    <style:style style:name="gr13" style:family="graphic" style:parent-style-name="standard">
      <style:graphic-properties draw:stroke="solid" svg:stroke-width="0.081cm" svg:stroke-color="#000000" draw:stroke-linejoin="round" svg:stroke-linecap="butt" draw:fill="solid" draw:fill-color="#dddddd" draw:textarea-vertical-align="middle" draw:auto-grow-height="false" draw:fit-to-size="false" style:shrink-to-fit="false" fo:min-height="0cm" fo:min-width="0cm" fo:padding-top="0.165cm" fo:padding-bottom="0.165cm" fo:padding-left="0.29cm" fo:padding-right="0.29cm" fo:wrap-option="wrap"/>
      <style:paragraph-properties style:writing-mode="lr-tb"/>
    </style:style>
    <style:style style:name="gr14" style:family="graphic" style:parent-style-name="standard">
      <style:graphic-properties draw:stroke="solid" svg:stroke-width="0.081cm" svg:stroke-color="#000000" draw:stroke-linejoin="round" svg:stroke-linecap="butt" draw:fill="solid" draw:fill-color="#dddddd" draw:textarea-vertical-align="top" draw:auto-grow-height="false" draw:fit-to-size="false" style:shrink-to-fit="false" fo:min-height="0cm" fo:min-width="0cm" fo:padding-top="0.165cm" fo:padding-bottom="0.165cm" fo:padding-left="0.29cm" fo:padding-right="0.29cm" fo:wrap-option="wrap"/>
      <style:paragraph-properties style:writing-mode="lr-tb"/>
    </style:style>
    <style:style style:name="gr15" style:family="graphic" style:parent-style-name="standard">
      <style:graphic-properties draw:stroke="solid" svg:stroke-width="0.081cm" svg:stroke-color="#000000" draw:stroke-linejoin="round" svg:stroke-linecap="butt"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81cm" svg:stroke-color="#000000" draw:stroke-linejoin="round" svg:stroke-linecap="butt"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81cm" svg:stroke-color="#000000" draw:stroke-linejoin="round" svg:stroke-linecap="butt"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53cm" svg:stroke-color="#000000"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gr19" style:family="graphic" style:parent-style-name="standard" style:list-style-name="L1">
      <style:graphic-properties draw:stroke="solid" svg:stroke-width="0.053cm" svg:stroke-color="#000000" draw:stroke-linejoin="round" svg:stroke-linecap="butt" draw:fill="solid" draw:fill-color="#ffffff" draw:textarea-vertical-align="middle" draw:auto-grow-height="false" draw:fit-to-size="false" style:shrink-to-fit="false" fo:min-height="0.255cm" fo:min-width="2.265cm" fo:padding-top="0.151cm" fo:padding-bottom="0.151cm" fo:padding-left="0.276cm" fo:padding-right="0.276cm" fo:wrap-option="wrap"/>
      <style:paragraph-properties style:writing-mode="lr-tb"/>
    </style:style>
    <style:style style:name="gr20" style:family="graphic" style:parent-style-name="standard">
      <style:graphic-properties draw:stroke="solid" svg:stroke-width="0.053cm" svg:stroke-color="#000000" draw:stroke-linejoin="round" svg:stroke-linecap="butt" draw:fill="solid" draw:fill-color="#ffffff" draw:textarea-vertical-align="middle" draw:auto-grow-height="false" draw:fit-to-size="false" style:shrink-to-fit="false" fo:min-height="0cm" fo:min-width="2.309cm" fo:padding-top="0.254cm" fo:padding-bottom="0.254cm" fo:padding-left="0.254cm" fo:padding-right="0.254cm" fo:wrap-option="wrap"/>
    </style:style>
    <style:style style:name="gr21" style:family="graphic" style:parent-style-name="standard" style:list-style-name="L1">
      <style:graphic-properties draw:stroke="solid" svg:stroke-width="0.053cm" svg:stroke-color="#000000" draw:stroke-linejoin="round" svg:stroke-linecap="butt" draw:fill="solid" draw:fill-color="#ffffff" draw:textarea-vertical-align="middle" draw:auto-grow-height="false" draw:fit-to-size="false" style:shrink-to-fit="false" fo:min-height="0.255cm" fo:min-width="2.605cm" fo:padding-top="0.151cm" fo:padding-bottom="0.151cm" fo:padding-left="0.276cm" fo:padding-right="0.276cm" fo:wrap-option="wrap"/>
      <style:paragraph-properties style:writing-mode="lr-tb"/>
    </style:style>
    <style:style style:name="gr22" style:family="graphic" style:parent-style-name="standard">
      <style:graphic-properties draw:stroke="solid" svg:stroke-width="0.053cm" svg:stroke-color="#000000" draw:stroke-linejoin="round" svg:stroke-linecap="butt" draw:fill="solid" draw:fill-color="#ffffff" draw:textarea-vertical-align="middle" draw:auto-grow-height="false" draw:fit-to-size="false" style:shrink-to-fit="false" fo:min-height="0cm" fo:min-width="2.649cm" fo:padding-top="0.254cm" fo:padding-bottom="0.254cm" fo:padding-left="0.254cm" fo:padding-right="0.254cm" fo:wrap-option="wrap"/>
    </style:style>
    <style:style style:name="gr23" style:family="graphic" style:parent-style-name="standard" style:list-style-name="L1">
      <style:graphic-properties draw:stroke="solid" svg:stroke-width="0.053cm" svg:stroke-color="#000000" draw:stroke-linejoin="round" svg:stroke-linecap="butt" draw:fill="solid" draw:fill-color="#ffffff" draw:textarea-vertical-align="middle" draw:auto-grow-height="false" draw:fit-to-size="false" style:shrink-to-fit="false" fo:min-height="0.255cm" fo:min-width="2.342cm" fo:padding-top="0.151cm" fo:padding-bottom="0.151cm" fo:padding-left="0.276cm" fo:padding-right="0.276cm" fo:wrap-option="wrap"/>
      <style:paragraph-properties style:writing-mode="lr-tb"/>
    </style:style>
    <style:style style:name="gr24" style:family="graphic" style:parent-style-name="standard">
      <style:graphic-properties draw:stroke="solid" svg:stroke-width="0.053cm" svg:stroke-color="#000000" draw:stroke-linejoin="round" svg:stroke-linecap="butt" draw:fill="solid" draw:fill-color="#ffffff" draw:textarea-vertical-align="middle" draw:auto-grow-height="false" draw:fit-to-size="false" style:shrink-to-fit="false" fo:min-height="0cm" fo:min-width="2.386cm" fo:padding-top="0.254cm" fo:padding-bottom="0.254cm" fo:padding-left="0.254cm" fo:padding-right="0.254cm" fo:wrap-option="wrap"/>
    </style:style>
    <style:style style:name="gr25" style:family="graphic" style:parent-style-name="standard">
      <style:graphic-properties draw:stroke="dash" draw:stroke-dash="Dashed_20__28_var_29__20_1" svg:stroke-width="0.081cm" svg:stroke-color="#000000" draw:marker-end="msArrowEnd_20_5" draw:marker-end-width="0.243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53cm" svg:stroke-color="#000000" draw:stroke-linejoin="round" svg:stroke-linecap="butt" draw:fill="none" draw:textarea-vertical-align="top" draw:auto-grow-height="false" fo:min-height="1.773cm" fo:min-width="6.587cm" fo:padding-top="0.125cm" fo:padding-bottom="0.125cm" fo:padding-left="0.25cm" fo:padding-right="0.25cm" fo:wrap-option="wrap"/>
    </style:style>
    <style:style style:name="gr27" style:family="graphic" style:parent-style-name="standard">
      <style:graphic-properties draw:stroke="solid" svg:stroke-width="0.053cm" svg:stroke-color="#000000" draw:stroke-linejoin="round" svg:stroke-linecap="butt" draw:fill="solid" draw:fill-color="#ffffff" draw:textarea-vertical-align="top" draw:auto-grow-height="false" fo:min-height="0.1cm" fo:min-width="0cm" fo:padding-top="0.125cm" fo:padding-bottom="0.125cm" fo:padding-left="0.25cm" fo:padding-right="0.25cm" fo:wrap-option="wrap"/>
    </style:style>
    <style:style style:name="gr28" style:family="graphic" style:parent-style-name="standard" style:list-style-name="L1">
      <style:graphic-properties draw:stroke="solid" svg:stroke-width="0.053cm" svg:stroke-color="#000000" draw:stroke-linejoin="round" svg:stroke-linecap="butt" draw:fill="solid" draw:fill-color="#ffffff" draw:textarea-vertical-align="middle" draw:auto-grow-height="false" draw:fit-to-size="false" style:shrink-to-fit="false" fo:min-height="0.255cm" fo:min-width="2.837cm" fo:padding-top="0.151cm" fo:padding-bottom="0.151cm" fo:padding-left="0.276cm" fo:padding-right="0.276cm" fo:wrap-option="wrap"/>
      <style:paragraph-properties style:writing-mode="lr-tb"/>
    </style:style>
    <style:style style:name="gr29" style:family="graphic" style:parent-style-name="standard">
      <style:graphic-properties draw:stroke="solid" svg:stroke-width="0.053cm" svg:stroke-color="#000000" draw:stroke-linejoin="round" svg:stroke-linecap="butt" draw:fill="solid" draw:fill-color="#ffffff" draw:textarea-vertical-align="middle" draw:auto-grow-height="false" draw:fit-to-size="false" style:shrink-to-fit="false" fo:min-height="0cm" fo:min-width="2.881cm" fo:padding-top="0.254cm" fo:padding-bottom="0.254cm" fo:padding-left="0.254cm" fo:padding-right="0.254cm" fo:wrap-option="wrap"/>
    </style:style>
    <style:style style:name="gr30" style:family="graphic" style:parent-style-name="standard" style:list-style-name="L1">
      <style:graphic-properties draw:stroke="solid" svg:stroke-width="0.053cm" svg:stroke-color="#000000" draw:stroke-linejoin="round" svg:stroke-linecap="butt" draw:fill="solid" draw:fill-color="#ffffff" draw:textarea-vertical-align="middle" draw:auto-grow-height="false" draw:fit-to-size="false" style:shrink-to-fit="false" fo:min-height="0.255cm" fo:min-width="2.265cm" fo:padding-top="0.151cm" fo:padding-bottom="0.151cm" fo:padding-left="0.276cm" fo:padding-right="0.276cm" fo:wrap-option="wrap"/>
      <style:paragraph-properties style:writing-mode="lr-tb"/>
    </style:style>
    <style:style style:name="gr31" style:family="graphic" style:parent-style-name="standard">
      <style:graphic-properties draw:stroke="solid" svg:stroke-width="0.053cm" svg:stroke-color="#000000" draw:stroke-linejoin="round" svg:stroke-linecap="butt" draw:fill="none" draw:textarea-vertical-align="top" draw:auto-grow-height="false" fo:min-height="1.745cm" fo:min-width="6.181cm" fo:padding-top="0.125cm" fo:padding-bottom="0.125cm" fo:padding-left="0.25cm" fo:padding-right="0.25cm" fo:wrap-option="wrap"/>
    </style:style>
    <style:style style:name="gr32" style:family="graphic" style:parent-style-name="standard">
      <style:graphic-properties draw:stroke="solid" svg:stroke-width="0.053cm" svg:stroke-color="#000000" draw:stroke-linejoin="round" svg:stroke-linecap="butt" draw:fill="none" draw:textarea-vertical-align="top" draw:auto-grow-height="false" fo:min-height="1.256cm" fo:min-width="1.301cm" fo:padding-top="0.125cm" fo:padding-bottom="0.125cm" fo:padding-left="0.25cm" fo:padding-right="0.25cm" fo:wrap-option="wrap"/>
    </style:style>
    <style:style style:name="gr33" style:family="graphic" style:parent-style-name="standard" style:list-style-name="L1">
      <style:graphic-properties draw:stroke="solid" svg:stroke-width="0.053cm" svg:stroke-color="#000000" draw:stroke-linejoin="round" svg:stroke-linecap="butt" draw:fill="solid" draw:fill-color="#ffffff" draw:textarea-vertical-align="middle" draw:auto-grow-height="false" draw:fit-to-size="false" style:shrink-to-fit="false" fo:min-height="0.255cm" fo:min-width="2.342cm" fo:padding-top="0.151cm" fo:padding-bottom="0.151cm" fo:padding-left="0.276cm" fo:padding-right="0.276cm" fo:wrap-option="wrap"/>
      <style:paragraph-properties style:writing-mode="lr-tb"/>
    </style:style>
    <style:style style:name="gr34" style:family="graphic" style:parent-style-name="standard" style:list-style-name="L1">
      <style:graphic-properties draw:stroke="none" svg:stroke-width="0cm" draw:fill="none" draw:textarea-vertical-align="top" draw:auto-grow-height="false" draw:fit-to-size="false" style:shrink-to-fit="false" fo:min-height="0.836cm" fo:min-width="2.421cm" fo:padding-top="0.125cm" fo:padding-bottom="0.125cm" fo:padding-left="0.25cm" fo:padding-right="0.25cm" fo:wrap-option="wrap"/>
      <style:paragraph-properties style:writing-mode="lr-tb"/>
    </style:style>
    <style:style style:name="gr35" style:family="graphic" style:parent-style-name="standard" style:list-style-name="L1">
      <style:graphic-properties draw:stroke="solid" svg:stroke-width="0.053cm" svg:stroke-color="#000000" draw:stroke-linejoin="round" svg:stroke-linecap="butt" draw:fill="solid" draw:fill-color="#ffffff" draw:textarea-vertical-align="middle" draw:auto-grow-height="false" draw:fit-to-size="false" style:shrink-to-fit="false" fo:min-height="0.255cm" fo:min-width="3.434cm" fo:padding-top="0.151cm" fo:padding-bottom="0.151cm" fo:padding-left="0.276cm" fo:padding-right="0.276cm" fo:wrap-option="wrap"/>
      <style:paragraph-properties style:writing-mode="lr-tb"/>
    </style:style>
    <style:style style:name="gr36" style:family="graphic" style:parent-style-name="standard">
      <style:graphic-properties draw:stroke="solid" svg:stroke-width="0.053cm" svg:stroke-color="#000000" draw:stroke-linejoin="round" svg:stroke-linecap="butt" draw:fill="solid" draw:fill-color="#ffffff" draw:textarea-vertical-align="middle" draw:auto-grow-height="false" draw:fit-to-size="false" style:shrink-to-fit="false" fo:min-height="0cm" fo:min-width="3.478cm" fo:padding-top="0.254cm" fo:padding-bottom="0.254cm" fo:padding-left="0.254cm" fo:padding-right="0.254cm" fo:wrap-option="wrap"/>
    </style:style>
    <style:style style:name="pr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2" style:family="presentation" style:parent-style-name="TITLE_5f_ONLY-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3"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4"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5"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6"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center"/>
      <style:text-properties fo:font-size="18pt"/>
    </style:style>
    <style:style style:name="P6" style:family="paragraph">
      <loext:graphic-properties draw:fill="solid" draw:fill-color="#000000"/>
      <style:paragraph-properties fo:text-align="center" style:font-independent-line-spacing="true"/>
      <style:text-properties fo:font-size="14pt"/>
    </style:style>
    <style:style style:name="P7" style:family="paragraph">
      <loext:graphic-properties draw:fill="solid" draw:fill-color="#ffffff"/>
      <style:paragraph-properties fo:text-align="center" style:font-independent-line-spacing="true"/>
      <style:text-properties fo:font-size="14pt"/>
    </style:style>
    <style:style style:name="P8" style:family="paragraph">
      <loext:graphic-properties draw:fill="none"/>
      <style:paragraph-properties fo:text-align="center" style:font-independent-line-spacing="true"/>
      <style:text-properties fo:font-size="18pt"/>
    </style:style>
    <style:style style:name="P9" style:family="paragraph">
      <loext:graphic-properties draw:fill="solid" draw:fill-color="#dddddd"/>
      <style:paragraph-properties fo:text-align="center" style:font-independent-line-spacing="true"/>
      <style:text-properties fo:font-size="14pt"/>
    </style:style>
    <style:style style:name="P10" style:family="paragraph">
      <loext:graphic-properties draw:fill="solid" draw:fill-color="#ffffff"/>
      <style:paragraph-properties fo:text-align="center"/>
      <style:text-properties fo:font-size="18pt"/>
    </style:style>
    <style:style style:name="P11"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333366" style:text-line-through-style="none" style:text-line-through-type="none" style:text-position="0% 100%" style:font-name="Arial1" fo:font-size="36pt" fo:letter-spacing="normal" fo:language="zxx" fo:country="none"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8pt" fo:letter-spacing="normal" fo:language="zxx" fo:country="none"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5b5043" style:text-line-through-style="none" style:text-line-through-type="none" style:text-position="0% 100%" style:font-name="Arial1" fo:font-size="24pt" fo:letter-spacing="normal" fo:language="zxx" fo:country="none"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4" style:family="text">
      <style:text-properties fo:font-variant="normal" fo:text-transform="none" fo:color="#5b5043" style:text-line-through-style="none" style:text-line-through-type="none" style:text-position="0% 100%" style:font-name="Arial1" fo:font-size="22pt" fo:letter-spacing="normal" fo:language="zxx" fo:country="none"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1" fo:font-size="18pt" fo:letter-spacing="normal" fo:language="zxx" fo:country="none"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1pt" fo:letter-spacing="normal" fo:language="zxx" fo:country="none"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7" style:family="text">
      <style:text-properties fo:font-variant="normal" fo:text-transform="none" fo:color="#666666" style:text-line-through-style="none" style:text-line-through-type="none" style:text-position="0% 100%" style:font-name="Arial1" fo:font-size="12pt" fo:letter-spacing="normal" fo:language="zxx" fo:country="none"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2pt" fo:letter-spacing="normal" fo:language="zxx" fo:country="none"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3pt" fo:letter-spacing="normal" fo:language="zxx" fo:country="none"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18pt" fo:letter-spacing="normal" fo:language="zxx" fo:country="none"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1" style:family="text">
      <style:text-properties fo:font-variant="normal" fo:text-transform="none" fo:color="#666666" style:text-line-through-style="none" style:text-line-through-type="none" style:text-position="0% 100%" style:font-name="Arial1" fo:font-size="22pt" fo:letter-spacing="normal" fo:language="zxx" fo:country="none"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24pt" fo:letter-spacing="normal" fo:language="zxx" fo:country="none"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3" style:family="text">
      <style:text-properties fo:font-variant="normal" fo:text-transform="none" fo:color="#666666" style:text-line-through-style="none" style:text-line-through-type="none" style:text-position="0% 100%" style:font-name="Arial1" fo:font-size="10pt" fo:letter-spacing="normal" fo:language="zxx" fo:country="none"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0.5pt" fo:letter-spacing="normal" fo:language="zxx" fo:country="none" fo:font-style="normal" style:text-underline-style="none" fo:font-weight="bold" style:font-name-asian="Arial1" style:font-size-asian="10.5pt" style:font-style-asian="normal" style:font-weight-asian="bold" style:font-name-complex="Arial1" style:font-size-complex="10.5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10.5pt" fo:letter-spacing="normal" fo:language="zxx" fo:country="none" fo:font-style="italic" style:text-underline-style="none" fo:font-weight="bold" style:font-name-asian="Arial1" style:font-size-asian="10.5pt" style:font-style-asian="italic" style:font-weight-asian="bold" style:font-name-complex="Arial1" style:font-size-complex="10.5pt" style:font-style-complex="italic"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63;p14" draw:style-name="gr1" draw:text-style-name="P2" draw:layer="layout" svg:width="25.198cm" svg:height="4.226cm" svg:x="1.3cm" svg:y="0.549cm">
          <text:p text:style-name="P1"><text:span text:style-name="T1">Programação Orientada a Objetos</text:span><text:span text:style-name="T2"><text:line-break/></text:span><text:span text:style-name="T2"><text:line-break/></text:span><text:span text:style-name="T1">Tarefa Arquiteturas e Compon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4" draw:style-name="gr1" draw:text-style-name="P2" draw:layer="layout" svg:width="25.198cm" svg:height="3.692cm" svg:x="1.3cm" svg:y="5.021cm">
          <text:p text:style-name="P1"><text:span text:style-name="T3">André Santanchè</text:span></text:p>
          <text:p text:style-name="P1"><text:span text:style-name="T4">Laboratory of Information Systems – LIS</text:span></text:p>
          <text:p text:style-name="P1"><text:span text:style-name="T4">Instituto de Computação – UNICAMP</text:span></text:p>
          <text:p text:style-name="P1"><text:span text:style-name="T4">Maio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4" draw:style-name="gr2" draw:text-style-name="P2" draw:layer="layout" svg:width="14.175cm" svg:height="1.022cm" draw:transform="rotate (1.5707963267949) translate (27.075cm 15.153cm)">
          <text:p text:style-name="P3"><text:span text:style-name="T5">Picture by AL.Eyad [https://flic.kr/p/nWUAJw]</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60;p1:notes" presentation:style-name="pr1" draw:text-style-name="P4" draw:layer="layout" svg:width="16.798cm" svg:height="13.364cm" svg:x="2.1cm" svg:y="14.107cm" presentation:class="notes" presentation:placeholder="true" presentation:user-transformed="true">
            <draw:text-box/>
          </draw:frame>
          <draw:page-thumbnail draw:name="Google Shape;61;p1:notes" draw:style-name="gr3" draw:layer="layout" svg:width="13.999cm" svg:height="11.136cm" svg:x="3.5cm" svg:y="2.227cm" draw:page-number="1" presentation:class="page"/>
        </presentation:notes>
      </draw:page>
      <draw:page draw:name="page2" draw:style-name="dp3" draw:master-page-name="TITLE_5f_ONLY" presentation:presentation-page-layout-name="AL2T19">
        <draw:custom-shape draw:name="Google Shape;70;p15" draw:style-name="gr4" draw:text-style-name="P2" draw:layer="layout" svg:width="1.893cm" svg:height="0.703cm" svg:x="6.119cm" svg:y="6.314cm">
          <text:p text:style-name="P3"><text:span text:style-name="T6">I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1;p15">
          <draw:custom-shape draw:name="Google Shape;72;p15" draw:style-name="gr5" draw:text-style-name="P5" draw:layer="layout" svg:width="1.164cm" svg:height="0.001cm" svg:x="17.635cm" svg:y="4.263cm">
            <text:p/>
            <draw:enhanced-geometry draw:mirror-horizontal="false" draw:mirror-vertical="false" svg:viewBox="0 0 21600 21600" draw:type="mso-spt32" draw:enhanced-path="M 0 0 L 21600 21600 N"/>
          </draw:custom-shape>
          <draw:custom-shape draw:name="Google Shape;73;p15" draw:style-name="gr6" draw:text-style-name="P6" draw:layer="layout" svg:width="0.238cm" svg:height="0.465cm" svg:x="18.832cm" svg:y="4.03cm">
            <text:p text:style-name="P3"/>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74;p15" draw:style-name="gr7" draw:text-style-name="P7" draw:layer="layout" svg:width="4.19cm" svg:height="2.016cm" svg:x="13.512cm" svg:y="3.254cm">
          <text:p text:style-name="P1"><text:span text:style-name="T7">«component»</text:span></text:p>
          <text:p text:style-name="P1"><text:span text:style-name="T8"/></text:p>
          <text:p text:style-name="P1"><text:span text:style-name="T9">Cave 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5;p15">
          <draw:custom-shape draw:name="Google Shape;76;p15" draw:style-name="gr8" draw:text-style-name="P7" draw:layer="layout" svg:width="0.455cm" svg:height="0.455cm" svg:x="12.224cm" svg:y="4.034cm">
            <text:p text:style-name="P3"/>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p15" draw:style-name="gr5" draw:text-style-name="P5" draw:layer="layout" svg:width="0.829cm" svg:height="0.001cm" draw:transform="rotate (-3.14159265358979) translate (13.512cm 4.261cm)">
            <text:p/>
            <draw:enhanced-geometry draw:mirror-horizontal="false" draw:mirror-vertical="false" svg:viewBox="0 0 21600 21600" draw:type="mso-spt32" draw:enhanced-path="M 0 0 L 21600 21600 N"/>
          </draw:custom-shape>
        </draw:g>
        <draw:g draw:name="Google Shape;78;p15">
          <draw:custom-shape draw:name="Google Shape;79;p15" draw:style-name="gr8" draw:text-style-name="P7" draw:layer="layout" svg:width="0.455cm" svg:height="0.455cm" svg:x="7.417cm" svg:y="5.853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0;p15" draw:style-name="gr5" draw:text-style-name="P5" draw:layer="layout" svg:width="1.273cm" svg:height="0.001cm" svg:x="6.143cm" svg:y="6.08cm">
            <text:p/>
            <draw:enhanced-geometry draw:mirror-horizontal="false" draw:mirror-vertical="false" svg:viewBox="0 0 21600 21600" draw:type="mso-spt32" draw:enhanced-path="M 0 0 L 21600 21600 N"/>
          </draw:custom-shape>
        </draw:g>
        <draw:custom-shape draw:name="Google Shape;81;p15" draw:style-name="gr7" draw:text-style-name="P7" draw:layer="layout" svg:width="3.456cm" svg:height="2.016cm" svg:x="2.686cm" svg:y="4.553cm">
          <text:p text:style-name="P1"><text:span text:style-name="T7">«component»</text:span></text:p>
          <text:p text:style-name="P1"><text:span text:style-name="T8"/></text:p>
          <text:p text:style-name="P1"><text:span text:style-name="T9">C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2;p15">
          <draw:custom-shape draw:name="Google Shape;83;p15" draw:style-name="gr5" draw:text-style-name="P5" draw:layer="layout" svg:width="1.164cm" svg:height="0.001cm" svg:x="6.143cm" svg:y="5.056cm">
            <text:p/>
            <draw:enhanced-geometry draw:mirror-horizontal="false" draw:mirror-vertical="false" svg:viewBox="0 0 21600 21600" draw:type="mso-spt32" draw:enhanced-path="M 0 0 L 21600 21600 N"/>
          </draw:custom-shape>
          <draw:custom-shape draw:name="Google Shape;84;p15" draw:style-name="gr6" draw:text-style-name="P6" draw:layer="layout" svg:width="0.238cm" svg:height="0.465cm" svg:x="7.34cm" svg:y="4.823cm">
            <text:p text:style-name="P3"/>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85;p15" draw:style-name="gr4" draw:text-style-name="P2" draw:layer="layout" svg:width="1.972cm" svg:height="0.703cm" svg:x="6.04cm" svg:y="8.318cm">
          <text:p text:style-name="P3"><text:span text:style-name="T6">I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5" draw:style-name="gr9" draw:text-style-name="P5" draw:layer="layout" svg:width="1.168cm" svg:height="3.313cm" svg:x="7.718cm" svg:y="6.019cm">
          <text:p/>
          <draw:enhanced-geometry draw:mirror-horizontal="false" draw:mirror-vertical="false" drawooo:sub-view-size="1169 3314" draw:text-areas="0 0 ?f0 ?f1" svg:viewBox="0 0 0 0" draw:type="ooxml-non-primitive" draw:enhanced-path="M 180 0 L 1168 0 1168 3313 0 3313 N">
            <draw:equation draw:name="f0" draw:formula="logwidth"/>
            <draw:equation draw:name="f1" draw:formula="logheight"/>
          </draw:enhanced-geometry>
        </draw:custom-shape>
        <draw:custom-shape draw:name="Google Shape;87;p15" draw:style-name="gr4" draw:text-style-name="P2" draw:layer="layout" svg:width="1.91cm" svg:height="0.703cm" svg:x="20.059cm" svg:y="4.362cm">
          <text:p text:style-name="P3"><text:span text:style-name="T6">I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5" draw:style-name="gr4" draw:text-style-name="P2" draw:layer="layout" svg:width="3.071cm" svg:height="0.703cm" svg:x="6.265cm" svg:y="10.701cm">
          <text:p text:style-name="P3"><text:span text:style-name="T6">IActor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5" draw:style-name="gr7" draw:text-style-name="P7" draw:layer="layout" svg:width="4.19cm" svg:height="2.016cm" svg:x="21.97cm" svg:y="4.362cm">
          <text:p text:style-name="P1"><text:span text:style-name="T7">«component»</text:span></text:p>
          <text:p text:style-name="P1"><text:span text:style-name="T8"/></text:p>
          <text:p text:style-name="P1"><text:span text:style-name="T9">Pa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0;p15">
          <draw:custom-shape draw:name="Google Shape;91;p15" draw:style-name="gr8" draw:text-style-name="P7" draw:layer="layout" svg:width="0.455cm" svg:height="0.455cm" svg:x="20.682cm" svg:y="5.142cm">
            <text:p text:style-name="P3"/>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p15" draw:style-name="gr5" draw:text-style-name="P5" draw:layer="layout" svg:width="0.829cm" svg:height="0.001cm" draw:transform="rotate (-3.14159265358979) translate (21.97cm 5.369cm)">
            <text:p/>
            <draw:enhanced-geometry draw:mirror-horizontal="false" draw:mirror-vertical="false" svg:viewBox="0 0 21600 21600" draw:type="mso-spt32" draw:enhanced-path="M 0 0 L 21600 21600 N"/>
          </draw:custom-shape>
        </draw:g>
        <draw:g draw:name="Google Shape;93;p15">
          <draw:custom-shape draw:name="Google Shape;94;p15" draw:style-name="gr5" draw:text-style-name="P5" draw:layer="layout" svg:width="1.164cm" svg:height="0.001cm" svg:x="17.589cm" svg:y="6.591cm">
            <text:p/>
            <draw:enhanced-geometry draw:mirror-horizontal="false" draw:mirror-vertical="false" svg:viewBox="0 0 21600 21600" draw:type="mso-spt32" draw:enhanced-path="M 0 0 L 21600 21600 N"/>
          </draw:custom-shape>
          <draw:custom-shape draw:name="Google Shape;95;p15" draw:style-name="gr6" draw:text-style-name="P6" draw:layer="layout" svg:width="0.238cm" svg:height="0.465cm" svg:x="18.786cm" svg:y="6.358cm">
            <text:p text:style-name="P3"/>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96;p15" draw:style-name="gr7" draw:text-style-name="P7" draw:layer="layout" svg:width="4.19cm" svg:height="2.016cm" svg:x="13.466cm" svg:y="5.582cm">
          <text:p text:style-name="P1"><text:span text:style-name="T7">«component»</text:span></text:p>
          <text:p text:style-name="P1"><text:span text:style-name="T8"/></text:p>
          <text:p text:style-name="P1"><text:span text:style-name="T9">Actor 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7;p15">
          <draw:custom-shape draw:name="Google Shape;98;p15" draw:style-name="gr8" draw:text-style-name="P7" draw:layer="layout" svg:width="0.455cm" svg:height="0.455cm" svg:x="12.178cm" svg:y="6.362cm">
            <text:p text:style-name="P3"/>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p15" draw:style-name="gr5" draw:text-style-name="P5" draw:layer="layout" svg:width="0.829cm" svg:height="0.001cm" draw:transform="rotate (-3.14159265358979) translate (13.466cm 6.589cm)">
            <text:p/>
            <draw:enhanced-geometry draw:mirror-horizontal="false" draw:mirror-vertical="false" svg:viewBox="0 0 21600 21600" draw:type="mso-spt32" draw:enhanced-path="M 0 0 L 21600 21600 N"/>
          </draw:custom-shape>
        </draw:g>
        <draw:custom-shape draw:name="Google Shape;100;p15" draw:style-name="gr4" draw:text-style-name="P2" draw:layer="layout" svg:width="2.958cm" svg:height="0.709cm" svg:x="6.547cm" svg:y="4.12cm">
          <text:p text:style-name="P3"><text:span text:style-name="T6">ICave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5" draw:style-name="gr4" draw:text-style-name="P2" draw:layer="layout" svg:width="2.801cm" svg:height="0.756cm" svg:x="10.492cm" svg:y="3.351cm">
          <text:p text:style-name="P3"><text:span text:style-name="T6">ICave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5" draw:style-name="gr4" draw:text-style-name="P2" draw:layer="layout" svg:width="2.9cm" svg:height="0.731cm" svg:x="10.396cm" svg:y="6.96cm">
          <text:p text:style-name="P3"><text:span text:style-name="T6">IActor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5" draw:style-name="gr4" draw:text-style-name="P2" draw:layer="layout" svg:width="1.91cm" svg:height="0.703cm" svg:x="18.045cm" svg:y="3.141cm">
          <text:p text:style-name="P3"><text:span text:style-name="T6">I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5" draw:style-name="gr4" draw:text-style-name="P2" draw:layer="layout" svg:width="1.91cm" svg:height="0.703cm" svg:x="18.114cm" svg:y="7.053cm">
          <text:p text:style-name="P3"><text:span text:style-name="T6">I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5" draw:style-name="gr9" draw:text-style-name="P5" draw:layer="layout" svg:width="4.912cm" svg:height="0.787cm" svg:x="7.579cm" svg:y="4.266cm">
          <text:p/>
          <draw:enhanced-geometry draw:mirror-horizontal="false" draw:mirror-vertical="false" drawooo:sub-view-size="4913 788" draw:text-areas="0 0 ?f0 ?f1" svg:viewBox="0 0 0 0" draw:type="ooxml-non-primitive" draw:enhanced-path="M 0 787 L 2121 787 2121 0 4888 0 4912 0 N">
            <draw:equation draw:name="f0" draw:formula="logwidth"/>
            <draw:equation draw:name="f1" draw:formula="logheight"/>
          </draw:enhanced-geometry>
        </draw:custom-shape>
        <draw:custom-shape draw:name="Google Shape;106;p15" draw:style-name="gr9" draw:text-style-name="P5" draw:layer="layout" svg:width="4.912cm" svg:height="3.723cm" svg:x="7.578cm" svg:y="6.594cm">
          <text:p/>
          <draw:enhanced-geometry draw:mirror-horizontal="false" draw:mirror-vertical="false" drawooo:sub-view-size="4913 3724" draw:text-areas="0 0 ?f0 ?f1" svg:viewBox="0 0 0 0" draw:type="ooxml-non-primitive" draw:enhanced-path="M 0 3723 L 2121 3723 2121 0 4888 0 4912 0 N">
            <draw:equation draw:name="f0" draw:formula="logwidth"/>
            <draw:equation draw:name="f1" draw:formula="logheight"/>
          </draw:enhanced-geometry>
        </draw:custom-shape>
        <draw:custom-shape draw:name="Google Shape;107;p15" draw:style-name="gr9" draw:text-style-name="P5" draw:layer="layout" svg:width="1.831cm" svg:height="0.968cm" svg:x="19.071cm" svg:y="4.293cm">
          <text:p/>
          <draw:enhanced-geometry draw:mirror-horizontal="false" draw:mirror-vertical="false" drawooo:sub-view-size="1832 969" draw:text-areas="0 0 ?f0 ?f1" svg:viewBox="0 0 0 0" draw:type="ooxml-non-primitive" draw:enhanced-path="M 0 0 L 791 0 791 968 1822 968 1831 968 N">
            <draw:equation draw:name="f0" draw:formula="logwidth"/>
            <draw:equation draw:name="f1" draw:formula="logheight"/>
          </draw:enhanced-geometry>
        </draw:custom-shape>
        <draw:custom-shape draw:name="Google Shape;108;p15" draw:style-name="gr9" draw:text-style-name="P5" draw:layer="layout" svg:width="1.831cm" svg:height="1.157cm" svg:x="19.025cm" svg:y="5.397cm">
          <text:p/>
          <draw:enhanced-geometry draw:mirror-horizontal="false" draw:mirror-vertical="false" drawooo:sub-view-size="1832 1158" draw:text-areas="0 0 ?f0 ?f1" svg:viewBox="0 0 0 0" draw:type="ooxml-non-primitive" draw:enhanced-path="M 0 1157 L 791 1157 791 0 1822 0 1831 0 N">
            <draw:equation draw:name="f0" draw:formula="logwidth"/>
            <draw:equation draw:name="f1" draw:formula="logheight"/>
          </draw:enhanced-geometry>
        </draw:custom-shape>
        <draw:custom-shape draw:name="Google Shape;109;p15" draw:style-name="gr7" draw:text-style-name="P7" draw:layer="layout" svg:width="3.456cm" svg:height="2.016cm" svg:x="2.685cm" svg:y="8.796cm">
          <text:p text:style-name="P1"><text:span text:style-name="T7">«component»</text:span></text:p>
          <text:p text:style-name="P1"><text:span text:style-name="T8"/></text:p>
          <text:p text:style-name="P1"><text:span text:style-name="T9">A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0;p15">
          <draw:custom-shape draw:name="Google Shape;111;p15" draw:style-name="gr5" draw:text-style-name="P5" draw:layer="layout" svg:width="1.164cm" svg:height="0.001cm" svg:x="6.142cm" svg:y="9.299cm">
            <text:p/>
            <draw:enhanced-geometry draw:mirror-horizontal="false" draw:mirror-vertical="false" svg:viewBox="0 0 21600 21600" draw:type="mso-spt32" draw:enhanced-path="M 0 0 L 21600 21600 N"/>
          </draw:custom-shape>
          <draw:custom-shape draw:name="Google Shape;112;p15" draw:style-name="gr6" draw:text-style-name="P6" draw:layer="layout" svg:width="0.238cm" svg:height="0.465cm" svg:x="7.339cm" svg:y="9.066cm">
            <text:p text:style-name="P3"/>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g draw:name="Google Shape;113;p15">
          <draw:custom-shape draw:name="Google Shape;114;p15" draw:style-name="gr5" draw:text-style-name="P5" draw:layer="layout" svg:width="1.164cm" svg:height="0.001cm" svg:x="6.142cm" svg:y="10.3cm">
            <text:p/>
            <draw:enhanced-geometry draw:mirror-horizontal="false" draw:mirror-vertical="false" svg:viewBox="0 0 21600 21600" draw:type="mso-spt32" draw:enhanced-path="M 0 0 L 21600 21600 N"/>
          </draw:custom-shape>
          <draw:custom-shape draw:name="Google Shape;115;p15" draw:style-name="gr6" draw:text-style-name="P6" draw:layer="layout" svg:width="0.238cm" svg:height="0.465cm" svg:x="7.339cm" svg:y="10.067cm">
            <text:p text:style-name="P3"/>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g draw:name="Google Shape;116;p15">
          <draw:custom-shape draw:name="Google Shape;117;p15" draw:style-name="gr8" draw:text-style-name="P7" draw:layer="layout" svg:width="0.455cm" svg:height="0.455cm" draw:transform="rotate (-1.5707963267949) translate (4.515cm 12.608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p15" draw:style-name="gr5" draw:text-style-name="P5" draw:layer="layout" svg:width="0.001cm" svg:height="1.794cm" svg:x="4.288cm" svg:y="10.813cm">
            <text:p/>
            <draw:enhanced-geometry draw:mirror-horizontal="false" draw:mirror-vertical="false" svg:viewBox="0 0 21600 21600" draw:type="mso-spt32" draw:enhanced-path="M 0 0 L 21600 21600 N"/>
          </draw:custom-shape>
        </draw:g>
        <draw:g draw:name="Google Shape;119;p15">
          <draw:custom-shape draw:name="Google Shape;120;p15" draw:style-name="gr8" draw:text-style-name="P7" draw:layer="layout" svg:width="0.455cm" svg:height="0.455cm" draw:transform="rotate (-1.5707963267949) translate (5.272cm 11.408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p15" draw:style-name="gr5" draw:text-style-name="P5" draw:layer="layout" svg:width="0.001cm" svg:height="0.594cm" svg:x="5.045cm" svg:y="10.813cm">
            <text:p/>
            <draw:enhanced-geometry draw:mirror-horizontal="false" draw:mirror-vertical="false" svg:viewBox="0 0 21600 21600" draw:type="mso-spt32" draw:enhanced-path="M 0 0 L 21600 21600 N"/>
          </draw:custom-shape>
        </draw:g>
        <draw:g draw:name="Google Shape;122;p15">
          <draw:custom-shape draw:name="Google Shape;123;p15" draw:style-name="gr8" draw:text-style-name="P7" draw:layer="layout" svg:width="0.455cm" svg:height="0.455cm" draw:transform="rotate (-1.5707963267949) translate (3.961cm 7.165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p15" draw:style-name="gr5" draw:text-style-name="P5" draw:layer="layout" svg:width="0.001cm" svg:height="0.594cm" svg:x="3.734cm" svg:y="6.57cm">
            <text:p/>
            <draw:enhanced-geometry draw:mirror-horizontal="false" draw:mirror-vertical="false" svg:viewBox="0 0 21600 21600" draw:type="mso-spt32" draw:enhanced-path="M 0 0 L 21600 21600 N"/>
          </draw:custom-shape>
        </draw:g>
        <draw:custom-shape draw:name="Google Shape;125;p15" draw:style-name="gr7" draw:text-style-name="P7" draw:layer="layout" svg:width="3.456cm" svg:height="2.016cm" svg:x="13.909cm" svg:y="9.973cm">
          <text:p text:style-name="P1"><text:span text:style-name="T7">«component»</text:span></text:p>
          <text:p text:style-name="P1"><text:span text:style-name="T8"/></text:p>
          <text:p text:style-name="P1"><text:span text:style-name="T9">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6;p15">
          <draw:custom-shape draw:name="Google Shape;127;p15" draw:style-name="gr5" draw:text-style-name="P5" draw:layer="layout" svg:width="0.719cm" svg:height="0.001cm" draw:transform="rotate (-3.14159265358979) translate (13.909cm 10.982cm)">
            <text:p/>
            <draw:enhanced-geometry draw:mirror-horizontal="false" draw:mirror-vertical="false" svg:viewBox="0 0 21600 21600" draw:type="mso-spt32" draw:enhanced-path="M 0 0 L 21600 21600 N"/>
          </draw:custom-shape>
          <draw:custom-shape draw:name="Google Shape;128;p15" draw:style-name="gr6" draw:text-style-name="P6" draw:layer="layout" svg:width="0.238cm" svg:height="0.465cm" svg:x="12.917cm" svg:y="10.749cm">
            <text:p text:style-name="P3"/>
            <draw:enhanced-geometry draw:mirror-horizontal="false" draw:mirror-vertical="false" drawooo:sub-view-size="239 466" draw:text-areas="0 0 ?f0 ?f1" svg:viewBox="0 0 0 0" draw:type="ooxml-non-primitive" draw:enhanced-path="M 1 0 L 2 1 3 1 C 3 2 3 2 3 3 L 3 5 C 4 5 4 5 5 5 37 5 68 11 96 22 123 33 147 50 167 70 188 91 204 115 215 142 227 170 232 201 232 232 232 264 227 295 215 323 204 350 188 375 167 395 147 415 123 432 96 443 68 454 37 460 5 460 4 460 4 460 3 460 L 3 465 C 4 465 4 465 5 465 38 465 70 459 98 447 125 436 150 419 171 398 192 378 209 352 220 324 232 296 238 265 238 232 238 200 232 169 220 141 209 113 192 87 171 67 150 46 125 29 98 18 70 7 38 0 5 0 4 0 2 0 0 0 L 1 0 N">
              <draw:equation draw:name="f0" draw:formula="logwidth"/>
              <draw:equation draw:name="f1" draw:formula="logheight"/>
            </draw:enhanced-geometry>
          </draw:custom-shape>
        </draw:g>
        <draw:custom-shape draw:name="Google Shape;129;p15" draw:style-name="gr7" draw:text-style-name="P7" draw:layer="layout" svg:width="3.456cm" svg:height="2.016cm" svg:x="19.991cm" svg:y="12.673cm">
          <text:p text:style-name="P1"><text:span text:style-name="T7">«component»</text:span></text:p>
          <text:p text:style-name="P1"><text:span text:style-name="T8"/></text:p>
          <text:p text:style-name="P1"><text:span text:style-name="T9">Buil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0;p15">
          <draw:custom-shape draw:name="Google Shape;131;p15" draw:style-name="gr5" draw:text-style-name="P5" draw:layer="layout" svg:width="0.719cm" svg:height="0.001cm" draw:transform="rotate (-3.14159265358979) translate (19.991cm 14.144cm)">
            <text:p/>
            <draw:enhanced-geometry draw:mirror-horizontal="false" draw:mirror-vertical="false" svg:viewBox="0 0 21600 21600" draw:type="mso-spt32" draw:enhanced-path="M 0 0 L 21600 21600 N"/>
          </draw:custom-shape>
          <draw:custom-shape draw:name="Google Shape;132;p15" draw:style-name="gr6" draw:text-style-name="P6" draw:layer="layout" svg:width="0.238cm" svg:height="0.465cm" svg:x="18.999cm" svg:y="13.911cm">
            <text:p text:style-name="P3"/>
            <draw:enhanced-geometry draw:mirror-horizontal="false" draw:mirror-vertical="false" drawooo:sub-view-size="239 466" draw:text-areas="0 0 ?f0 ?f1" svg:viewBox="0 0 0 0" draw:type="ooxml-non-primitive" draw:enhanced-path="M 1 0 L 2 1 3 1 C 3 2 3 2 3 3 L 3 5 C 4 5 4 5 5 5 37 5 68 11 96 22 123 33 147 50 167 70 188 91 204 115 215 142 227 170 232 201 232 232 232 264 227 295 215 323 204 350 188 375 167 395 147 415 123 432 96 443 68 454 37 460 5 460 4 460 4 460 3 460 L 3 465 C 4 465 4 465 5 465 38 465 70 459 98 447 125 436 150 419 171 398 192 378 209 352 220 324 232 296 238 265 238 232 238 200 232 169 220 141 209 113 192 87 171 67 150 46 125 29 98 18 70 7 38 0 5 0 4 0 2 0 0 0 L 1 0 N">
              <draw:equation draw:name="f0" draw:formula="logwidth"/>
              <draw:equation draw:name="f1" draw:formula="logheight"/>
            </draw:enhanced-geometry>
          </draw:custom-shape>
        </draw:g>
        <draw:g draw:name="Google Shape;133;p15">
          <draw:custom-shape draw:name="Google Shape;134;p15" draw:style-name="gr5" draw:text-style-name="P5" draw:layer="layout" svg:width="0.719cm" svg:height="0.001cm" draw:transform="rotate (-3.14159265358979) translate (19.991cm 13.172cm)">
            <text:p/>
            <draw:enhanced-geometry draw:mirror-horizontal="false" draw:mirror-vertical="false" svg:viewBox="0 0 21600 21600" draw:type="mso-spt32" draw:enhanced-path="M 0 0 L 21600 21600 N"/>
          </draw:custom-shape>
          <draw:custom-shape draw:name="Google Shape;135;p15" draw:style-name="gr6" draw:text-style-name="P6" draw:layer="layout" svg:width="0.238cm" svg:height="0.465cm" svg:x="18.999cm" svg:y="12.939cm">
            <text:p text:style-name="P3"/>
            <draw:enhanced-geometry draw:mirror-horizontal="false" draw:mirror-vertical="false" drawooo:sub-view-size="239 466" draw:text-areas="0 0 ?f0 ?f1" svg:viewBox="0 0 0 0" draw:type="ooxml-non-primitive" draw:enhanced-path="M 1 0 L 2 1 3 1 C 3 2 3 2 3 3 L 3 5 C 4 5 4 5 5 5 37 5 68 11 96 22 123 33 147 50 167 70 188 91 204 115 215 142 227 170 232 201 232 232 232 264 227 295 215 323 204 350 188 375 167 395 147 415 123 432 96 443 68 454 37 460 5 460 4 460 4 460 3 460 L 3 465 C 4 465 4 465 5 465 38 465 70 459 98 447 125 436 150 419 171 398 192 378 209 352 220 324 232 296 238 265 238 232 238 200 232 169 220 141 209 113 192 87 171 67 150 46 125 29 98 18 70 7 38 0 5 0 4 0 2 0 0 0 L 1 0 N">
              <draw:equation draw:name="f0" draw:formula="logwidth"/>
              <draw:equation draw:name="f1" draw:formula="logheight"/>
            </draw:enhanced-geometry>
          </draw:custom-shape>
        </draw:g>
        <draw:custom-shape draw:name="Google Shape;136;p15" draw:style-name="gr4" draw:text-style-name="P2" draw:layer="layout" svg:width="2.667cm" svg:height="0.703cm" svg:x="11.088cm" svg:y="9.945cm">
          <text:p text:style-name="P3"><text:span text:style-name="T6">I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15" draw:style-name="gr4" draw:text-style-name="P2" draw:layer="layout" svg:width="2.762cm" svg:height="0.703cm" svg:x="5.272cm" svg:y="11.693cm">
          <text:p text:style-name="P3"><text:span text:style-name="T6">I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15" draw:style-name="gr4" draw:text-style-name="P2" draw:layer="layout" svg:width="2.667cm" svg:height="0.703cm" svg:x="17.348cm" svg:y="11.99cm">
          <text:p text:style-name="P3"><text:span text:style-name="T6">IBuildA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15" draw:style-name="gr4" draw:text-style-name="P2" draw:layer="layout" svg:width="2.667cm" svg:height="0.703cm" svg:x="17.423cm" svg:y="14.445cm">
          <text:p text:style-name="P3"><text:span text:style-name="T6">IBuildC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15" draw:style-name="gr4" draw:text-style-name="P2" draw:layer="layout" svg:width="2.667cm" svg:height="0.703cm" svg:x="1.84cm" svg:y="12.044cm">
          <text:p text:style-name="P3"><text:span text:style-name="T6">IBuildA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15" draw:style-name="gr4" draw:text-style-name="P2" draw:layer="layout" svg:width="2.667cm" svg:height="0.703cm" svg:x="4.252cm" svg:y="7.186cm">
          <text:p text:style-name="P3"><text:span text:style-name="T6">IBuildC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15" draw:style-name="gr9" draw:text-style-name="P5" draw:layer="layout" svg:width="17.07cm" svg:height="6.785cm" svg:x="1.929cm" svg:y="7.368cm">
          <text:p/>
          <draw:enhanced-geometry draw:mirror-horizontal="false" draw:mirror-vertical="false" drawooo:sub-view-size="17071 6786" draw:text-areas="0 0 ?f0 ?f1" svg:viewBox="0 0 0 0" draw:type="ooxml-non-primitive" draw:enhanced-path="M 17070 6785 L 0 6785 0 0 1787 0 N">
            <draw:equation draw:name="f0" draw:formula="logwidth"/>
            <draw:equation draw:name="f1" draw:formula="logheight"/>
          </draw:enhanced-geometry>
        </draw:custom-shape>
        <draw:custom-shape draw:name="Google Shape;143;p15" draw:style-name="gr9" draw:text-style-name="P5" draw:layer="layout" svg:width="7.689cm" svg:height="0.678cm" svg:x="5.05cm" svg:y="10.964cm">
          <text:p/>
          <draw:enhanced-geometry draw:mirror-horizontal="false" draw:mirror-vertical="false" drawooo:sub-view-size="7690 679" draw:text-areas="0 0 ?f0 ?f1" svg:viewBox="0 0 0 0" draw:type="ooxml-non-primitive" draw:enhanced-path="M 7689 0 L 4930 0 4930 678 0 678 N">
            <draw:equation draw:name="f0" draw:formula="logwidth"/>
            <draw:equation draw:name="f1" draw:formula="logheight"/>
          </draw:enhanced-geometry>
        </draw:custom-shape>
        <draw:frame draw:name="Google Shape;145;p15" presentation:style-name="pr2" draw:text-style-name="P8" draw:layer="layout" svg:width="25.198cm" svg:height="2.016cm" svg:x="1.4cm" svg:y="0.627cm" presentation:class="title" presentation:user-transformed="true">
          <draw:text-box>
            <text:p text:style-name="P3"><text:span text:style-name="T10">Tarefa 1.</text:span><text:span text:style-name="T2"> Elabore componentes e conexões que permitam o Control receber ações do usuário a partir da interface visual</text:span></text:p>
          </draw:text-box>
        </draw:frame>
        <draw:g draw:name="Google Shape;146;p15">
          <draw:custom-shape draw:name="Google Shape;147;p15" draw:style-name="gr5" draw:text-style-name="P5" draw:layer="layout" svg:width="1.164cm" svg:height="0.001cm" svg:x="17.348cm" svg:y="11.101cm">
            <text:p/>
            <draw:enhanced-geometry draw:mirror-horizontal="false" draw:mirror-vertical="false" svg:viewBox="0 0 21600 21600" draw:type="mso-spt32" draw:enhanced-path="M 0 0 L 21600 21600 N"/>
          </draw:custom-shape>
          <draw:custom-shape draw:name="Google Shape;148;p15" draw:style-name="gr6" draw:text-style-name="P6" draw:layer="layout" svg:width="0.238cm" svg:height="0.465cm" svg:x="18.545cm" svg:y="10.868cm">
            <text:p text:style-name="P3"/>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149;p15" draw:style-name="gr7" draw:text-style-name="P7" draw:layer="layout" svg:width="3.456cm" svg:height="2.016cm" svg:x="22.4cm" svg:y="10cm">
          <text:p text:style-name="P1"><text:span text:style-name="T7">«component»</text:span></text:p>
          <text:p text:style-name="P1"><text:span text:style-name="T8"/></text:p>
          <text:p text:style-name="P1"><text:span text:style-name="T9">Panel 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0;p15">
          <draw:custom-shape draw:name="Google Shape;151;p15" draw:style-name="gr8" draw:text-style-name="P7" draw:layer="layout" svg:width="0.413cm" svg:height="0.455cm" svg:x="21.199cm" svg:y="10.745cm">
            <text:p text:style-name="P3"/>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2;p15" draw:style-name="gr5" draw:text-style-name="P5" draw:layer="layout" svg:width="0.754cm" svg:height="0.001cm" draw:transform="rotate (-3.14159265358979) translate (22.37cm 10.972cm)">
            <text:p/>
            <draw:enhanced-geometry draw:mirror-horizontal="false" draw:mirror-vertical="false" svg:viewBox="0 0 21600 21600" draw:type="mso-spt32" draw:enhanced-path="M 0 0 L 21600 21600 N"/>
          </draw:custom-shape>
        </draw:g>
        <draw:g draw:name="Google Shape;153;p15">
          <draw:custom-shape draw:name="Google Shape;154;p15" draw:style-name="gr8" draw:text-style-name="P7" draw:layer="layout" svg:width="0.455cm" svg:height="0.455cm" draw:transform="rotate (-1.5707963267949) translate (24.291cm 7.139cm)">
            <text:p text:style-name="P3"/>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5;p15" draw:style-name="gr5" draw:text-style-name="P5" draw:layer="layout" svg:width="0.829cm" svg:height="0.001cm" draw:transform="rotate (-1.5707963267949) translate (24.065cm 6.309cm)">
            <text:p/>
            <draw:enhanced-geometry draw:mirror-horizontal="false" draw:mirror-vertical="false" svg:viewBox="0 0 21600 21600" draw:type="mso-spt32" draw:enhanced-path="M 0 0 L 21600 21600 N"/>
          </draw:custom-shape>
        </draw:g>
        <draw:g draw:name="Google Shape;156;p15">
          <draw:custom-shape draw:name="Google Shape;157;p15" draw:style-name="gr10" draw:text-style-name="P5" draw:layer="layout" svg:width="1.164cm" svg:height="0.001cm" draw:transform="rotate (1.5707963267949) translate (24.06cm 10.017cm)">
            <text:p/>
            <draw:enhanced-geometry draw:mirror-horizontal="false" draw:mirror-vertical="false" svg:viewBox="0 0 21600 21600" draw:type="mso-spt32" draw:enhanced-path="M 0 0 L 21600 21600 N"/>
          </draw:custom-shape>
          <draw:custom-shape draw:name="Google Shape;158;p15" draw:style-name="gr6" draw:text-style-name="P6" draw:layer="layout" svg:width="0.238cm" svg:height="0.465cm" draw:transform="rotate (1.5707963267949) translate (23.827cm 8.82cm)">
            <text:p text:style-name="P3"/>
            <draw:enhanced-geometry draw:mirror-horizontal="false" draw:mirror-vertical="false" drawooo:sub-view-size="239 466" draw:text-areas="0 0 ?f0 ?f1" svg:viewBox="0 0 0 0" draw:type="ooxml-non-primitive" draw:enhanced-path="M 237 0 L 236 1 235 1 C 235 2 235 2 235 3 L 235 5 C 234 5 233 5 232 5 201 5 170 11 142 22 115 33 91 50 70 70 50 91 33 115 22 142 11 170 5 201 5 232 5 264 11 295 22 323 33 350 50 375 70 395 91 415 115 432 142 443 170 454 201 460 232 460 233 460 234 460 235 460 L 235 465 C 234 465 233 465 232 465 200 465 169 459 141 447 113 436 87 419 67 398 46 378 29 352 18 324 7 296 0 265 0 232 0 200 7 169 18 141 29 113 46 87 67 67 87 46 113 29 141 18 169 7 200 0 232 0 234 0 236 0 238 0 L 237 0 N">
              <draw:equation draw:name="f0" draw:formula="logwidth"/>
              <draw:equation draw:name="f1" draw:formula="logheight"/>
            </draw:enhanced-geometry>
          </draw:custom-shape>
        </draw:g>
        <draw:custom-shape draw:name="Google Shape;159;p15" draw:style-name="gr9" draw:text-style-name="P5" draw:layer="layout" svg:width="14.808cm" svg:height="0.317cm" svg:x="4.614cm" svg:y="12.864cm">
          <text:p/>
          <draw:enhanced-geometry draw:mirror-horizontal="false" draw:mirror-vertical="false" drawooo:sub-view-size="14809 318" draw:text-areas="0 0 ?f0 ?f1" svg:viewBox="0 0 0 0" draw:type="ooxml-non-primitive" draw:enhanced-path="M 14808 317 L 5879 317 5879 0 0 0 N">
            <draw:equation draw:name="f0" draw:formula="logwidth"/>
            <draw:equation draw:name="f1" draw:formula="logheight"/>
          </draw:enhanced-geometry>
        </draw:custom-shape>
        <draw:custom-shape draw:name="Google Shape;160;p15" draw:style-name="gr11" draw:text-style-name="P5" draw:layer="layout" svg:width="0.122cm" svg:height="1.48cm" svg:x="24.059cm" svg:y="7.403cm">
          <text:p/>
          <draw:enhanced-geometry draw:mirror-horizontal="false" draw:mirror-vertical="false" drawooo:sub-view-size="1777 21321" draw:text-areas="0 0 ?f0 ?f1" svg:viewBox="0 0 0 0" draw:type="ooxml-non-primitive" draw:enhanced-path="M 1777 21321 L 1185 20728 0 20728 0 0 N">
            <draw:equation draw:name="f0" draw:formula="logwidth"/>
            <draw:equation draw:name="f1" draw:formula="logheight"/>
          </draw:enhanced-geometry>
        </draw:custom-shape>
        <draw:custom-shape draw:name="Google Shape;161;p15" draw:style-name="gr4" draw:text-style-name="P2" draw:layer="layout" svg:width="2.353cm" svg:height="0.703cm" svg:x="19.419cm" svg:y="9.863cm">
          <text:p text:style-name="P3"><text:span text:style-name="T6">IControl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15" draw:style-name="gr4" draw:text-style-name="P2" draw:layer="layout" svg:width="2.353cm" svg:height="0.703cm" svg:x="17.266cm" svg:y="9.917cm">
          <text:p text:style-name="P3"><text:span text:style-name="T6">IControl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15" draw:style-name="gr4" draw:text-style-name="P2" draw:layer="layout" svg:width="3.456cm" svg:height="0.703cm" svg:x="20.465cm" svg:y="7.113cm">
          <text:p text:style-name="P3"><text:span text:style-name="T6">IPanel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15" draw:style-name="gr4" draw:text-style-name="P2" draw:layer="layout" svg:width="3.456cm" svg:height="0.703cm" svg:x="20.371cm" svg:y="8.49cm">
          <text:p text:style-name="P3"><text:span text:style-name="T6">IPanel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15_0" draw:style-name="gr12" draw:text-style-name="P5" draw:layer="layout" svg:width="2.655cm" svg:height="0.102cm" svg:x="18.545cm" svg:y="11cm">
          <text:p/>
          <draw:enhanced-geometry draw:mirror-horizontal="false" draw:mirror-vertical="false" drawooo:sub-view-size="7690 679" draw:text-areas="0 0 ?f0 ?f1" svg:viewBox="0 0 0 0" draw:type="ooxml-non-primitive" draw:enhanced-path="M 7689 0 L 4930 0 4930 678 0 678 N">
            <draw:equation draw:name="f0" draw:formula="logwidth"/>
            <draw:equation draw:name="f1" draw:formula="logheight"/>
          </draw:enhanced-geometry>
        </draw:custom-shape>
        <presentation:notes draw:style-name="dp2">
          <draw:frame draw:name="Google Shape;67;p2:notes" presentation:style-name="pr3" draw:text-style-name="P4" draw:layer="layout" svg:width="16.798cm" svg:height="13.364cm" svg:x="2.1cm" svg:y="14.107cm" presentation:class="notes" presentation:placeholder="true" presentation:user-transformed="true">
            <draw:text-box/>
          </draw:frame>
          <draw:page-thumbnail draw:name="Google Shape;68;p2:notes" draw:style-name="gr3" draw:layer="layout" svg:width="13.999cm" svg:height="11.136cm" svg:x="3.5cm" svg:y="2.227cm" draw:page-number="2" presentation:class="page"/>
        </presentation:notes>
      </draw:page>
      <draw:page draw:name="page3" draw:style-name="dp3" draw:master-page-name="TITLE_5f_ONLY" presentation:presentation-page-layout-name="AL2T19">
        <draw:custom-shape draw:name="Google Shape;169;p16" draw:style-name="gr13" draw:text-style-name="P9" draw:layer="layout" svg:width="21.544cm" svg:height="2.113cm" svg:x="2.935cm" svg:y="1.308cm">
          <text:p text:style-name="P1"><text:span text:style-name="T11">«component»</text:span></text:p>
          <text:p text:style-name="P1"><text:span text:style-name="T12">Actor Compon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16" draw:style-name="gr14" draw:text-style-name="P9" draw:layer="layout" svg:width="21.544cm" svg:height="11.111cm" svg:x="2.935cm" svg:y="3.392cm">
          <text:p text:style-name="P1"><text:span text:style-name="T11">packaged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1;p16">
          <draw:custom-shape draw:name="Google Shape;172;p16" draw:style-name="gr15" draw:text-style-name="P5" draw:layer="layout" svg:width="1.855cm" svg:height="0.001cm" svg:x="24.503cm" svg:y="6.629cm">
            <text:p/>
            <draw:enhanced-geometry draw:mirror-horizontal="false" draw:mirror-vertical="false" svg:viewBox="0 0 21600 21600" draw:type="mso-spt32" draw:enhanced-path="M 0 0 L 21600 21600 N"/>
          </draw:custom-shape>
          <draw:custom-shape draw:name="Google Shape;173;p16" draw:style-name="gr16" draw:text-style-name="P6" draw:layer="layout" svg:width="0.38cm" svg:height="0.741cm" svg:x="26.412cm" svg:y="6.258cm">
            <text:p text:style-name="P3"/>
            <draw:enhanced-geometry draw:mirror-horizontal="false" draw:mirror-vertical="false" drawooo:sub-view-size="381 742" draw:text-areas="0 0 ?f0 ?f1" svg:viewBox="0 0 0 0" draw:type="ooxml-non-primitive" draw:enhanced-path="M 378 0 L 376 1 C 376 1 375 1 375 2 374 4 374 4 374 5 L 374 8 C 373 8 372 8 370 8 320 8 271 18 227 35 184 53 145 80 112 112 80 145 53 184 35 227 18 271 8 320 8 370 8 421 18 470 35 514 53 558 80 597 112 629 145 661 184 688 227 705 271 723 320 734 370 734 372 734 373 734 374 734 L 374 741 C 373 741 372 741 370 741 319 741 269 731 224 713 179 695 139 668 106 635 73 602 46 562 28 517 11 472 0 422 0 370 0 319 11 269 28 224 46 179 73 139 106 106 139 73 179 46 224 28 269 11 319 0 370 0 373 0 376 0 380 0 L 378 0 N">
              <draw:equation draw:name="f0" draw:formula="logwidth"/>
              <draw:equation draw:name="f1" draw:formula="logheight"/>
            </draw:enhanced-geometry>
          </draw:custom-shape>
        </draw:g>
        <draw:custom-shape draw:name="Google Shape;174;p16" draw:style-name="gr17" draw:text-style-name="P7" draw:layer="layout" svg:width="0.877cm" svg:height="0.872cm" svg:x="23.996cm" svg:y="6.198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16" draw:style-name="gr7" draw:text-style-name="P7" draw:layer="layout" svg:width="4.01cm" svg:height="0.841cm" svg:x="11.848cm" svg:y="7.864cm">
          <text:p text:style-name="P1"><text:span text:style-name="T13">«interface»</text:span></text:p>
          <text:p text:style-name="P1"><text:span text:style-name="T14">IA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16" draw:style-name="gr8" draw:text-style-name="P7" draw:layer="layout" svg:width="4.01cm" svg:height="0.556cm" svg:x="11.848cm" svg:y="8.677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16" draw:style-name="gr18" draw:text-style-name="P10" draw:layer="layout" svg:width="0.402cm" svg:height="0.349cm" svg:x="13.652cm" svg:y="9.335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178;p16" draw:style-name="gr9" draw:text-style-name="P5" draw:layer="layout" svg:width="0.001cm" svg:height="0.578cm" svg:x="13.853cm" svg:y="9.685cm">
          <text:p/>
          <draw:enhanced-geometry draw:mirror-horizontal="false" draw:mirror-vertical="false" svg:viewBox="0 0 21600 21600" draw:type="mso-spt32" draw:enhanced-path="M 0 0 L 21600 21600 N"/>
        </draw:custom-shape>
        <draw:custom-shape draw:name="Google Shape;179;p16" draw:style-name="gr5" draw:text-style-name="P5" draw:layer="layout" svg:width="3.497cm" svg:height="1.716cm" svg:x="9.286cm" svg:y="11.853cm">
          <text:p/>
          <draw:enhanced-geometry draw:mirror-horizontal="false" draw:mirror-vertical="false" drawooo:sub-view-size="3498 1717" draw:text-areas="0 0 ?f0 ?f1" svg:viewBox="0 0 0 0" draw:type="ooxml-non-primitive" draw:enhanced-path="M 0 1716 L 0 777 3497 777 3497 0 N">
            <draw:equation draw:name="f0" draw:formula="logwidth"/>
            <draw:equation draw:name="f1" draw:formula="logheight"/>
          </draw:enhanced-geometry>
        </draw:custom-shape>
        <draw:custom-shape draw:name="Google Shape;180;p16" draw:style-name="gr5" draw:text-style-name="P5" draw:layer="layout" svg:width="3.853cm" svg:height="1.687cm" svg:x="15.118cm" svg:y="11.853cm">
          <text:p/>
          <draw:enhanced-geometry draw:mirror-horizontal="false" draw:mirror-vertical="false" drawooo:sub-view-size="3854 1688" draw:text-areas="0 0 ?f0 ?f1" svg:viewBox="0 0 0 0" draw:type="ooxml-non-primitive" draw:enhanced-path="M 3853 1687 L 3853 688 0 688 0 0 N">
            <draw:equation draw:name="f0" draw:formula="logwidth"/>
            <draw:equation draw:name="f1" draw:formula="logheight"/>
          </draw:enhanced-geometry>
        </draw:custom-shape>
        <draw:custom-shape draw:name="Google Shape;181;p16" draw:style-name="gr5" draw:text-style-name="P5" draw:layer="layout" svg:width="0.001cm" svg:height="1.685cm" draw:transform="rotate (-3.14159265358979) translate (14.176cm 13.54cm)">
          <text:p/>
          <draw:enhanced-geometry draw:mirror-horizontal="false" draw:mirror-vertical="false" svg:viewBox="0 0 21600 21600" draw:type="mso-spt32" draw:enhanced-path="M 0 0 L 21600 21600 N"/>
        </draw:custom-shape>
        <draw:custom-shape draw:name="Google Shape;182;p16" draw:style-name="gr18" draw:text-style-name="P10" draw:layer="layout" svg:width="0.401cm" svg:height="0.349cm" svg:x="12.571cm" svg:y="11.548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183;p16" draw:style-name="gr18" draw:text-style-name="P10" draw:layer="layout" svg:width="0.401cm" svg:height="0.349cm" svg:x="13.948cm" svg:y="11.548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184;p16" draw:style-name="gr18" draw:text-style-name="P10" draw:layer="layout" svg:width="0.401cm" svg:height="0.349cm" svg:x="14.891cm" svg:y="11.548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185;p16" draw:style-name="gr7" draw:text-style-name="P7" draw:layer="layout" svg:width="2.995cm" svg:height="0.841cm" svg:x="10.09cm" svg:y="5.5cm">
          <text:p text:style-name="P1"><text:span text:style-name="T13">«interface»</text:span></text:p>
          <text:p text:style-name="P1"><text:span text:style-name="T14">I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16" draw:style-name="gr8" draw:text-style-name="P7" draw:layer="layout" svg:width="2.995cm" svg:height="0.555cm" svg:x="10.09cm" svg:y="6.314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16" draw:style-name="gr7" draw:text-style-name="P7" draw:layer="layout" svg:width="4.01cm" svg:height="0.84cm" svg:x="13.777cm" svg:y="5.5cm">
          <text:p text:style-name="P1"><text:span text:style-name="T13">«interface»</text:span></text:p>
          <text:p text:style-name="P1"><text:span text:style-name="T14">IR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16" draw:style-name="gr8" draw:text-style-name="P7" draw:layer="layout" svg:width="4.01cm" svg:height="0.556cm" svg:x="13.777cm" svg:y="6.313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16" draw:style-name="gr7" draw:text-style-name="P7" draw:layer="layout" svg:width="4.01cm" svg:height="0.841cm" svg:x="18.189cm" svg:y="5.484cm">
          <text:p text:style-name="P1"><text:span text:style-name="T13">«interface»</text:span></text:p>
          <text:p text:style-name="P1"><text:span text:style-name="T14">IRActor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16" draw:style-name="gr8" draw:text-style-name="P7" draw:layer="layout" svg:width="4.01cm" svg:height="0.555cm" svg:x="18.189cm" svg:y="6.298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16" draw:style-name="gr5" draw:text-style-name="P5" draw:layer="layout" svg:width="1.349cm" svg:height="0.993cm" svg:x="12.266cm" svg:y="6.871cm">
          <text:p/>
          <draw:enhanced-geometry draw:mirror-horizontal="false" draw:mirror-vertical="false" drawooo:sub-view-size="1350 994" draw:text-areas="0 0 ?f0 ?f1" svg:viewBox="0 0 0 0" draw:type="ooxml-non-primitive" draw:enhanced-path="M 1349 993 L 1349 512 0 512 0 0 N">
            <draw:equation draw:name="f0" draw:formula="logwidth"/>
            <draw:equation draw:name="f1" draw:formula="logheight"/>
          </draw:enhanced-geometry>
        </draw:custom-shape>
        <draw:custom-shape draw:name="Google Shape;192;p16" draw:style-name="gr18" draw:text-style-name="P10" draw:layer="layout" svg:width="0.401cm" svg:height="0.349cm" svg:x="12.04cm" svg:y="6.8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193;p16" draw:style-name="gr5" draw:text-style-name="P5" draw:layer="layout" svg:width="1.586cm" svg:height="1.01cm" svg:x="13.796cm" svg:y="6.854cm">
          <text:p/>
          <draw:enhanced-geometry draw:mirror-horizontal="fals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194;p16" draw:style-name="gr18" draw:text-style-name="P10" draw:layer="layout" svg:width="0.401cm" svg:height="0.349cm" svg:x="15.17cm" svg:y="6.854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195;p16" draw:style-name="gr7" draw:text-style-name="P7" draw:layer="layout" svg:width="3.245cm" svg:height="0.84cm" svg:x="6.468cm" svg:y="5.5cm">
          <text:p text:style-name="P1"><text:span text:style-name="T13">«interface»</text:span></text:p>
          <text:p text:style-name="P1"><text:span text:style-name="T14">IBuildA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16" draw:style-name="gr8" draw:text-style-name="P7" draw:layer="layout" svg:width="3.245cm" svg:height="0.556cm" svg:x="6.468cm" svg:y="6.313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16" draw:style-name="gr5" draw:text-style-name="P5" draw:layer="layout" svg:width="4.557cm" svg:height="1.01cm" svg:x="15.629cm" svg:y="6.854cm">
          <text:p/>
          <draw:enhanced-geometry draw:mirror-horizontal="false" draw:mirror-vertical="false" drawooo:sub-view-size="4558 1011" draw:text-areas="0 0 ?f0 ?f1" svg:viewBox="0 0 0 0" draw:type="ooxml-non-primitive" draw:enhanced-path="M 0 1010 L 0 559 4557 559 4557 0 N">
            <draw:equation draw:name="f0" draw:formula="logwidth"/>
            <draw:equation draw:name="f1" draw:formula="logheight"/>
          </draw:enhanced-geometry>
        </draw:custom-shape>
        <draw:custom-shape draw:name="Google Shape;198;p16" draw:style-name="gr18" draw:text-style-name="P10" draw:layer="layout" svg:width="0.402cm" svg:height="0.349cm" svg:x="19.993cm" svg:y="6.854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199;p16" draw:style-name="gr5" draw:text-style-name="P5" draw:layer="layout" svg:width="3.882cm" svg:height="0.993cm" svg:x="8.084cm" svg:y="6.871cm">
          <text:p/>
          <draw:enhanced-geometry draw:mirror-horizontal="false" draw:mirror-vertical="false" drawooo:sub-view-size="3883 994" draw:text-areas="0 0 ?f0 ?f1" svg:viewBox="0 0 0 0" draw:type="ooxml-non-primitive" draw:enhanced-path="M 3882 993 L 3882 512 0 512 0 0 N">
            <draw:equation draw:name="f0" draw:formula="logwidth"/>
            <draw:equation draw:name="f1" draw:formula="logheight"/>
          </draw:enhanced-geometry>
        </draw:custom-shape>
        <draw:custom-shape draw:name="Google Shape;200;p16" draw:style-name="gr18" draw:text-style-name="P10" draw:layer="layout" svg:width="0.401cm" svg:height="0.349cm" svg:x="7.89cm" svg:y="6.8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01;p16" draw:style-name="gr19" draw:text-style-name="P11" draw:layer="layout" svg:width="2.816cm" svg:height="0.556cm" svg:x="6.784cm" svg:y="13.08cm">
          <text:p text:style-name="P1"><text:span text:style-name="T14">Hero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16" draw:style-name="gr20" draw:text-style-name="P7" draw:layer="layout" svg:width="2.816cm" svg:height="0.317cm" svg:x="6.784cm" svg:y="13.625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16" draw:style-name="gr20" draw:text-style-name="P7" draw:layer="layout" svg:width="2.816cm" svg:height="0.409cm" svg:x="6.784cm" svg:y="13.93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16" draw:style-name="gr21" draw:text-style-name="P11" draw:layer="layout" svg:width="3.156cm" svg:height="0.556cm" svg:x="13.1cm" svg:y="13.051cm">
          <text:p text:style-name="P1"><text:span text:style-name="T14">Fe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16" draw:style-name="gr22" draw:text-style-name="P7" draw:layer="layout" svg:width="3.156cm" svg:height="0.317cm" svg:x="13.1cm" svg:y="13.608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16" draw:style-name="gr22" draw:text-style-name="P7" draw:layer="layout" svg:width="3.156cm" svg:height="0.408cm" svg:x="13.1cm" svg:y="13.92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16" draw:style-name="gr23" draw:text-style-name="P11" draw:layer="layout" svg:width="2.893cm" svg:height="0.556cm" svg:x="16.907cm" svg:y="13.052cm">
          <text:p text:style-name="P1"><text:span text:style-name="T14">Bura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16" draw:style-name="gr24" draw:text-style-name="P7" draw:layer="layout" svg:width="2.893cm" svg:height="0.316cm" svg:x="16.907cm" svg:y="13.609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16" draw:style-name="gr24" draw:text-style-name="P7" draw:layer="layout" svg:width="2.893cm" svg:height="0.409cm" svg:x="16.907cm" svg:y="13.92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16" draw:style-name="gr7" draw:text-style-name="P7" draw:layer="layout" svg:width="3.986cm" svg:height="0.556cm" svg:x="11.86cm" svg:y="10.153cm">
          <text:p text:style-name="P1"><text:span text:style-name="T15">A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16" draw:style-name="gr8" draw:text-style-name="P7" draw:layer="layout" svg:width="3.986cm" svg:height="0.368cm" svg:x="11.86cm" svg:y="10.71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16" draw:style-name="gr8" draw:text-style-name="P7" draw:layer="layout" svg:width="3.986cm" svg:height="0.475cm" svg:x="11.86cm" svg:y="11.071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13;p16">
          <draw:g draw:name="Google Shape;214;p16">
            <draw:custom-shape draw:name="Google Shape;215;p16" draw:style-name="gr15" draw:text-style-name="P5" draw:layer="layout" svg:width="1.855cm" svg:height="0.001cm" svg:x="24.503cm" svg:y="10.381cm">
              <text:p/>
              <draw:enhanced-geometry draw:mirror-horizontal="false" draw:mirror-vertical="false" svg:viewBox="0 0 21600 21600" draw:type="mso-spt32" draw:enhanced-path="M 0 0 L 21600 21600 N"/>
            </draw:custom-shape>
            <draw:custom-shape draw:name="Google Shape;216;p16" draw:style-name="gr16" draw:text-style-name="P6" draw:layer="layout" svg:width="0.38cm" svg:height="0.741cm" svg:x="26.412cm" svg:y="10.01cm">
              <text:p text:style-name="P3"/>
              <draw:enhanced-geometry draw:mirror-horizontal="false" draw:mirror-vertical="false" drawooo:sub-view-size="381 742" draw:text-areas="0 0 ?f0 ?f1" svg:viewBox="0 0 0 0" draw:type="ooxml-non-primitive" draw:enhanced-path="M 378 0 L 376 1 C 376 1 375 1 375 2 374 4 374 4 374 5 L 374 8 C 373 8 372 8 370 8 320 8 271 18 227 35 184 53 145 80 112 112 80 145 53 184 35 227 18 271 8 320 8 370 8 421 18 470 35 514 53 558 80 597 112 629 145 661 184 688 227 705 271 723 320 734 370 734 372 734 373 734 374 734 L 374 741 C 373 741 372 741 370 741 319 741 269 731 224 713 179 695 139 668 106 635 73 602 46 562 28 517 11 472 0 422 0 370 0 319 11 269 28 224 46 179 73 139 106 106 139 73 179 46 224 28 269 11 319 0 370 0 373 0 376 0 380 0 L 378 0 N">
                <draw:equation draw:name="f0" draw:formula="logwidth"/>
                <draw:equation draw:name="f1" draw:formula="logheight"/>
              </draw:enhanced-geometry>
            </draw:custom-shape>
          </draw:g>
          <draw:custom-shape draw:name="Google Shape;217;p16" draw:style-name="gr17" draw:text-style-name="P7" draw:layer="layout" svg:width="0.877cm" svg:height="0.872cm" svg:x="23.996cm" svg:y="9.95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18;p16" draw:style-name="gr25" draw:text-style-name="P5" draw:layer="layout" svg:width="1.796cm" svg:height="4.209cm" svg:x="22.2cm" svg:y="6.205cm">
          <text:p/>
          <draw:enhanced-geometry draw:mirror-horizontal="false" draw:mirror-vertical="false" drawooo:sub-view-size="1797 4210" draw:text-areas="0 0 ?f0 ?f1" svg:viewBox="0 0 0 0" draw:type="ooxml-non-primitive" draw:enhanced-path="M 1796 4209 L 722 4209 722 0 0 0 N">
            <draw:equation draw:name="f0" draw:formula="logwidth"/>
            <draw:equation draw:name="f1" draw:formula="logheight"/>
          </draw:enhanced-geometry>
        </draw:custom-shape>
        <draw:custom-shape draw:name="Google Shape;219;p16" draw:style-name="gr25" draw:text-style-name="P5" draw:layer="layout" svg:width="8.121cm" svg:height="1.948cm" svg:x="15.875cm" svg:y="4.738cm">
          <text:p/>
          <draw:enhanced-geometry draw:mirror-horizontal="fals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220;p16">
          <draw:g draw:name="Google Shape;221;p16">
            <draw:custom-shape draw:name="Google Shape;222;p16" draw:style-name="gr17" draw:text-style-name="P7" draw:layer="layout" svg:width="0.764cm" svg:height="0.764cm" svg:x="0.913cm" svg:y="6.396cm">
              <text:p text:style-name="P3"/>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3;p16" draw:style-name="gr15" draw:text-style-name="P5" draw:layer="layout" svg:width="1.391cm" svg:height="0.001cm" draw:transform="rotate (-3.14159265358979) translate (3.074cm 6.777cm)">
              <text:p/>
              <draw:enhanced-geometry draw:mirror-horizontal="false" draw:mirror-vertical="false" svg:viewBox="0 0 21600 21600" draw:type="mso-spt32" draw:enhanced-path="M 0 0 L 21600 21600 N"/>
            </draw:custom-shape>
          </draw:g>
          <draw:custom-shape draw:name="Google Shape;224;p16" draw:style-name="gr17" draw:text-style-name="P7" draw:layer="layout" svg:width="0.877cm" svg:height="0.872cm" svg:x="2.468cm" svg:y="6.342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25;p16">
          <draw:g draw:name="Google Shape;226;p16">
            <draw:custom-shape draw:name="Google Shape;227;p16" draw:style-name="gr17" draw:text-style-name="P7" draw:layer="layout" svg:width="0.764cm" svg:height="0.764cm" svg:x="0.937cm" svg:y="9.98cm">
              <text:p text:style-name="P3"/>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8;p16" draw:style-name="gr15" draw:text-style-name="P5" draw:layer="layout" svg:width="1.391cm" svg:height="0.001cm" draw:transform="rotate (-3.14159265358979) translate (3.098cm 10.361cm)">
              <text:p/>
              <draw:enhanced-geometry draw:mirror-horizontal="false" draw:mirror-vertical="false" svg:viewBox="0 0 21600 21600" draw:type="mso-spt32" draw:enhanced-path="M 0 0 L 21600 21600 N"/>
            </draw:custom-shape>
          </draw:g>
          <draw:custom-shape draw:name="Google Shape;229;p16" draw:style-name="gr17" draw:text-style-name="P7" draw:layer="layout" svg:width="0.877cm" svg:height="0.872cm" svg:x="2.492cm" svg:y="9.92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0;p16" draw:style-name="gr25" draw:text-style-name="P5" draw:layer="layout" svg:width="8.178cm" svg:height="2.358cm" svg:x="3.367cm" svg:y="4.449cm">
          <text:p/>
          <draw:enhanced-geometry draw:mirror-horizontal="false" draw:mirror-vertical="false" drawooo:sub-view-size="8179 2359" draw:text-areas="0 0 ?f0 ?f1" svg:viewBox="0 0 0 0" draw:type="ooxml-non-primitive" draw:enhanced-path="M 0 2358 L 754 2358 754 0 8178 0 8178 1051 N">
            <draw:equation draw:name="f0" draw:formula="logwidth"/>
            <draw:equation draw:name="f1" draw:formula="logheight"/>
          </draw:enhanced-geometry>
        </draw:custom-shape>
        <draw:custom-shape draw:name="Google Shape;231;p16" draw:style-name="gr25" draw:text-style-name="P5" draw:layer="layout" svg:width="2.932cm" svg:height="3.968cm" svg:x="3.37cm" svg:y="6.35cm">
          <text:p/>
          <draw:enhanced-geometry draw:mirror-horizontal="false" draw:mirror-vertical="false" drawooo:sub-view-size="2933 3969" draw:text-areas="0 0 ?f0 ?f1" svg:viewBox="0 0 0 0" draw:type="ooxml-non-primitive" draw:enhanced-path="M 0 3968 L 1777 3968 1777 0 2932 0 N">
            <draw:equation draw:name="f0" draw:formula="logwidth"/>
            <draw:equation draw:name="f1" draw:formula="logheight"/>
          </draw:enhanced-geometry>
        </draw:custom-shape>
        <draw:custom-shape draw:name="Google Shape;232;p16" draw:style-name="gr4" draw:text-style-name="P2" draw:layer="layout" svg:width="2.932cm" svg:height="0.703cm" svg:x="0.647cm" svg:y="9.212cm">
          <text:p text:style-name="P3"><text:span text:style-name="T6">IBuildA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16" draw:style-name="gr4" draw:text-style-name="P2" draw:layer="layout" svg:width="2.717cm" svg:height="0.72cm" svg:x="0.653cm" svg:y="5.676cm">
          <text:p text:style-name="P3"><text:span text:style-name="T6">I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16" draw:style-name="gr4" draw:text-style-name="P2" draw:layer="layout" svg:width="2.025cm" svg:height="0.703cm" svg:x="24.48cm" svg:y="5.315cm">
          <text:p text:style-name="P3"><text:span text:style-name="T6">I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16" draw:style-name="gr4" draw:text-style-name="P2" draw:layer="layout" svg:width="2.867cm" svg:height="0.703cm" svg:x="24.48cm" svg:y="9.068cm">
          <text:p text:style-name="P3"><text:span text:style-name="T6">IActor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16_0" draw:style-name="gr26" draw:text-style-name="P5" draw:layer="layout" svg:width="7.086cm" svg:height="2.022cm" svg:x="5.114cm" svg:y="11.546cm">
          <text:p/>
          <draw:enhanced-geometry draw:mirror-horizontal="false" draw:mirror-vertical="false" drawooo:sub-view-size="3498 1717" draw:text-areas="0 0 ?f0 ?f1" svg:viewBox="0 0 0 0" draw:type="ooxml-non-primitive" draw:enhanced-path="M 0 1716 L 0 777 3497 777 3497 0 N">
            <draw:equation draw:name="f0" draw:formula="logwidth"/>
            <draw:equation draw:name="f1" draw:formula="logheight"/>
          </draw:enhanced-geometry>
        </draw:custom-shape>
        <draw:custom-shape draw:name="Google Shape;182;p16_0" draw:style-name="gr27" draw:text-style-name="P10" draw:layer="layout" svg:width="0.401cm" svg:height="0.349cm" svg:x="11.999cm" svg:y="11.54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01;p16_0" draw:style-name="gr28" draw:text-style-name="P11" draw:layer="layout" svg:width="3.388cm" svg:height="0.556cm" svg:x="3.212cm" svg:y="13.08cm">
          <text:p text:style-name="P1"><text:span text:style-name="T14">O</text:span><text:span text:style-name="T14">u</text:span><text:span text:style-name="T14">r</text:span><text:span text:style-name="T14">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16_0" draw:style-name="gr29" draw:text-style-name="P7" draw:layer="layout" svg:width="3.388cm" svg:height="0.317cm" svg:x="3.212cm" svg:y="13.6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16_0" draw:style-name="gr29" draw:text-style-name="P7" draw:layer="layout" svg:width="3.388cm" svg:height="0.409cm" svg:x="3.212cm" svg:y="13.9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16_1" draw:style-name="gr30" draw:text-style-name="P11" draw:layer="layout" svg:width="2.816cm" svg:height="0.556cm" svg:x="9.685cm" svg:y="13.051cm">
          <text:p text:style-name="P1"><text:span text:style-name="T14">Wump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16_1" draw:style-name="gr20" draw:text-style-name="P7" draw:layer="layout" svg:width="2.816cm" svg:height="0.317cm" svg:x="9.685cm" svg:y="13.5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16_1" draw:style-name="gr20" draw:text-style-name="P7" draw:layer="layout" svg:width="2.816cm" svg:height="0.409cm" svg:x="9.685cm" svg:y="13.9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16_0" draw:style-name="gr31" draw:text-style-name="P5" draw:layer="layout" svg:width="6.68cm" svg:height="1.994cm" svg:x="15.6cm" svg:y="11.546cm">
          <text:p/>
          <draw:enhanced-geometry draw:mirror-horizontal="false" draw:mirror-vertical="false" drawooo:sub-view-size="3854 1688" draw:text-areas="0 0 ?f0 ?f1" svg:viewBox="0 0 0 0" draw:type="ooxml-non-primitive" draw:enhanced-path="M 3853 1687 L 3853 688 0 688 0 0 N">
            <draw:equation draw:name="f0" draw:formula="logwidth"/>
            <draw:equation draw:name="f1" draw:formula="logheight"/>
          </draw:enhanced-geometry>
        </draw:custom-shape>
        <draw:custom-shape draw:name="Google Shape;184;p16_0" draw:style-name="gr27" draw:text-style-name="P10" draw:layer="layout" svg:width="0.401cm" svg:height="0.349cm" svg:x="15.4cm" svg:y="11.548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180;p16_1" draw:style-name="gr32" draw:text-style-name="P5" draw:layer="layout" svg:width="1.8cm" svg:height="1.505cm" svg:x="11.4cm" svg:y="11.548cm">
          <text:p/>
          <draw:enhanced-geometry draw:mirror-horizontal="true" draw:mirror-vertical="false" drawooo:sub-view-size="3854 1688" draw:text-areas="0 0 ?f0 ?f1" svg:viewBox="0 0 0 0" draw:type="ooxml-non-primitive" draw:enhanced-path="M 3853 1687 L 3853 688 0 688 0 0 N">
            <draw:equation draw:name="f0" draw:formula="logwidth"/>
            <draw:equation draw:name="f1" draw:formula="logheight"/>
          </draw:enhanced-geometry>
        </draw:custom-shape>
        <draw:custom-shape draw:name="Google Shape;183;p16_0" draw:style-name="gr27" draw:text-style-name="P10" draw:layer="layout" svg:width="0.401cm" svg:height="0.349cm" svg:x="13.048cm" svg:y="11.548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07;p16_0" draw:style-name="gr33" draw:text-style-name="P11" draw:layer="layout" svg:width="2.893cm" svg:height="0.556cm" svg:x="20.707cm" svg:y="13.052cm">
          <text:p text:style-name="P1"><text:span text:style-name="T14">Bri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16_0" draw:style-name="gr24" draw:text-style-name="P7" draw:layer="layout" svg:width="2.893cm" svg:height="0.316cm" svg:x="20.707cm" svg:y="13.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16_0" draw:style-name="gr24" draw:text-style-name="P7" draw:layer="layout" svg:width="2.893cm" svg:height="0.409cm" svg:x="20.707cm" svg:y="13.9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6;p3:notes" presentation:style-name="pr4" draw:text-style-name="P4" draw:layer="layout" svg:width="16.798cm" svg:height="13.364cm" svg:x="2.1cm" svg:y="14.107cm" presentation:class="notes" presentation:placeholder="true" presentation:user-transformed="true">
            <draw:text-box/>
          </draw:frame>
          <draw:page-thumbnail draw:name="Google Shape;167;p3:notes" draw:style-name="gr3" draw:layer="layout" svg:width="13.999cm" svg:height="11.136cm" svg:x="3.5cm" svg:y="2.227cm" draw:page-number="3" presentation:class="page"/>
        </presentation:notes>
      </draw:page>
      <draw:page draw:name="page4" draw:style-name="dp3" draw:master-page-name="TITLE_5f_ONLY" presentation:presentation-page-layout-name="AL2T19">
        <draw:frame draw:name="Google Shape;240;p17" presentation:style-name="pr2" draw:text-style-name="P8" draw:layer="layout" svg:width="25.198cm" svg:height="2.628cm" svg:x="1.401cm" svg:y="6.561cm" presentation:class="title" presentation:user-transformed="true">
          <draw:text-box>
            <text:p text:style-name="P1"><text:span text:style-name="T10">Tarefa 2.</text:span><text:span text:style-name="T2"> Detalhe no slide a seguir o Componente Cave a partir da template (ela pode ser completamente modificada).</text:span></text:p>
          </draw:text-box>
        </draw:frame>
        <presentation:notes draw:style-name="dp2">
          <draw:page-thumbnail draw:name="Google Shape;237;gdb1f79e465_0_77:notes" draw:style-name="gr3" draw:layer="layout" svg:width="13.999cm" svg:height="11.137cm" svg:x="3.5cm" svg:y="2.227cm" draw:page-number="4" presentation:class="page"/>
          <draw:frame draw:name="Google Shape;238;gdb1f79e465_0_77:notes" presentation:style-name="pr5" draw:text-style-name="P4" draw:layer="layout" svg:width="16.798cm" svg:height="13.364cm" svg:x="2.1cm" svg:y="14.107cm" presentation:class="notes" presentation:placeholder="true" presentation:user-transformed="true">
            <draw:text-box/>
          </draw:frame>
        </presentation:notes>
      </draw:page>
      <draw:page draw:name="page5" draw:style-name="dp3" draw:master-page-name="TITLE_5f_ONLY" presentation:presentation-page-layout-name="AL2T19">
        <draw:custom-shape draw:name="Google Shape;245;p18" draw:style-name="gr13" draw:text-style-name="P9" draw:layer="layout" svg:width="21.544cm" svg:height="2.113cm" svg:x="2.935cm" svg:y="1.308cm">
          <text:p text:style-name="P1"><text:span text:style-name="T11">«component»</text:span></text:p>
          <text:p text:style-name="P1"><text:span text:style-name="T12">Cave Compon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18" draw:style-name="gr14" draw:text-style-name="P9" draw:layer="layout" svg:width="21.544cm" svg:height="11.111cm" svg:x="2.935cm" svg:y="3.392cm">
          <text:p text:style-name="P1"><text:span text:style-name="T11">packaged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7;p18">
          <draw:custom-shape draw:name="Google Shape;248;p18" draw:style-name="gr15" draw:text-style-name="P5" draw:layer="layout" svg:width="1.855cm" svg:height="0.001cm" svg:x="24.503cm" svg:y="6.629cm">
            <text:p/>
            <draw:enhanced-geometry draw:mirror-horizontal="false" draw:mirror-vertical="false" svg:viewBox="0 0 21600 21600" draw:type="mso-spt32" draw:enhanced-path="M 0 0 L 21600 21600 N"/>
          </draw:custom-shape>
          <draw:custom-shape draw:name="Google Shape;249;p18" draw:style-name="gr16" draw:text-style-name="P6" draw:layer="layout" svg:width="0.38cm" svg:height="0.741cm" svg:x="26.412cm" svg:y="6.258cm">
            <text:p text:style-name="P3"/>
            <draw:enhanced-geometry draw:mirror-horizontal="false" draw:mirror-vertical="false" drawooo:sub-view-size="381 742" draw:text-areas="0 0 ?f0 ?f1" svg:viewBox="0 0 0 0" draw:type="ooxml-non-primitive" draw:enhanced-path="M 378 0 L 376 1 C 376 1 375 1 375 2 374 4 374 4 374 5 L 374 8 C 373 8 372 8 370 8 320 8 271 18 227 35 184 53 145 80 112 112 80 145 53 184 35 227 18 271 8 320 8 370 8 421 18 470 35 514 53 558 80 597 112 629 145 661 184 688 227 705 271 723 320 734 370 734 372 734 373 734 374 734 L 374 741 C 373 741 372 741 370 741 319 741 269 731 224 713 179 695 139 668 106 635 73 602 46 562 28 517 11 472 0 422 0 370 0 319 11 269 28 224 46 179 73 139 106 106 139 73 179 46 224 28 269 11 319 0 370 0 373 0 376 0 380 0 L 378 0 N">
              <draw:equation draw:name="f0" draw:formula="logwidth"/>
              <draw:equation draw:name="f1" draw:formula="logheight"/>
            </draw:enhanced-geometry>
          </draw:custom-shape>
        </draw:g>
        <draw:custom-shape draw:name="Google Shape;250;p18" draw:style-name="gr17" draw:text-style-name="P7" draw:layer="layout" svg:width="0.877cm" svg:height="0.872cm" svg:x="23.996cm" svg:y="6.198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18" draw:style-name="gr7" draw:text-style-name="P7" draw:layer="layout" svg:width="4.01cm" svg:height="0.841cm" svg:x="11.848cm" svg:y="7.864cm">
          <text:p text:style-name="P1"><text:span text:style-name="T13">«interface»</text:span></text:p>
          <text:p text:style-name="P1"><text:span text:style-name="T14">IC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18" draw:style-name="gr8" draw:text-style-name="P7" draw:layer="layout" svg:width="4.01cm" svg:height="0.556cm" svg:x="11.848cm" svg:y="8.677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18" draw:style-name="gr18" draw:text-style-name="P10" draw:layer="layout" svg:width="0.402cm" svg:height="0.349cm" svg:x="13.652cm" svg:y="9.335cm">
          <text:p/>
          <draw:enhanced-geometry draw:mirror-horizontal="false" draw:mirror-vertical="false" drawooo:sub-view-size="405 352" draw:text-areas="0 0 ?f0 ?f1" svg:viewBox="0 0 0 0" draw:type="ooxml-non-primitive" draw:enhanced-path="M 202 0 L 404 351 0 351 202 0 N">
            <draw:equation draw:name="f0" draw:formula="logwidth"/>
            <draw:equation draw:name="f1" draw:formula="logheight"/>
          </draw:enhanced-geometry>
        </draw:custom-shape>
        <draw:custom-shape draw:name="Google Shape;254;p18" draw:style-name="gr9" draw:text-style-name="P5" draw:layer="layout" svg:width="0.001cm" svg:height="0.578cm" svg:x="13.853cm" svg:y="9.685cm">
          <text:p/>
          <draw:enhanced-geometry draw:mirror-horizontal="false" draw:mirror-vertical="false" svg:viewBox="0 0 21600 21600" draw:type="mso-spt32" draw:enhanced-path="M 0 0 L 21600 21600 N"/>
        </draw:custom-shape>
        <draw:custom-shape draw:name="Google Shape;257;p18" draw:style-name="gr5" draw:text-style-name="P5" draw:layer="layout" svg:width="0.001cm" svg:height="1.685cm" draw:transform="rotate (-3.14159265358979) translate (13.776cm 13.54cm)">
          <text:p/>
          <draw:enhanced-geometry draw:mirror-horizontal="false" draw:mirror-vertical="false" svg:viewBox="0 0 21600 21600" draw:type="mso-spt32" draw:enhanced-path="M 0 0 L 21600 21600 N"/>
        </draw:custom-shape>
        <draw:custom-shape draw:name="Google Shape;259;p18" draw:style-name="gr18" draw:text-style-name="P10" draw:layer="layout" svg:width="0.401cm" svg:height="0.349cm" svg:x="13.548cm" svg:y="11.548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61;p18" draw:style-name="gr7" draw:text-style-name="P7" draw:layer="layout" svg:width="2.995cm" svg:height="0.841cm" svg:x="10.09cm" svg:y="5.5cm">
          <text:p text:style-name="P1"><text:span text:style-name="T13">«interface»</text:span></text:p>
          <text:p text:style-name="P1"><text:span text:style-name="T14">IBuildC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18" draw:style-name="gr8" draw:text-style-name="P7" draw:layer="layout" svg:width="2.995cm" svg:height="0.555cm" svg:x="10.09cm" svg:y="6.314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18" draw:style-name="gr7" draw:text-style-name="P7" draw:layer="layout" svg:width="4.01cm" svg:height="0.84cm" svg:x="13.777cm" svg:y="5.5cm">
          <text:p text:style-name="P1"><text:span text:style-name="T13">«interface»</text:span></text:p>
          <text:p text:style-name="P1"><text:span text:style-name="T14">ICave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18" draw:style-name="gr8" draw:text-style-name="P7" draw:layer="layout" svg:width="4.01cm" svg:height="0.556cm" svg:x="13.777cm" svg:y="6.313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18" draw:style-name="gr5" draw:text-style-name="P5" draw:layer="layout" svg:width="1.349cm" svg:height="0.993cm" svg:x="12.266cm" svg:y="6.871cm">
          <text:p/>
          <draw:enhanced-geometry draw:mirror-horizontal="false" draw:mirror-vertical="false" drawooo:sub-view-size="1350 994" draw:text-areas="0 0 ?f0 ?f1" svg:viewBox="0 0 0 0" draw:type="ooxml-non-primitive" draw:enhanced-path="M 1349 993 L 1349 512 0 512 0 0 N">
            <draw:equation draw:name="f0" draw:formula="logwidth"/>
            <draw:equation draw:name="f1" draw:formula="logheight"/>
          </draw:enhanced-geometry>
        </draw:custom-shape>
        <draw:custom-shape draw:name="Google Shape;268;p18" draw:style-name="gr18" draw:text-style-name="P10" draw:layer="layout" svg:width="0.401cm" svg:height="0.349cm" svg:x="12.04cm" svg:y="6.8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69;p18" draw:style-name="gr5" draw:text-style-name="P5" draw:layer="layout" svg:width="1.586cm" svg:height="1.01cm" svg:x="13.796cm" svg:y="6.854cm">
          <text:p/>
          <draw:enhanced-geometry draw:mirror-horizontal="false" draw:mirror-vertical="false" drawooo:sub-view-size="1587 1011" draw:text-areas="0 0 ?f0 ?f1" svg:viewBox="0 0 0 0" draw:type="ooxml-non-primitive" draw:enhanced-path="M 0 1010 L 0 559 1586 559 1586 0 N">
            <draw:equation draw:name="f0" draw:formula="logwidth"/>
            <draw:equation draw:name="f1" draw:formula="logheight"/>
          </draw:enhanced-geometry>
        </draw:custom-shape>
        <draw:custom-shape draw:name="Google Shape;270;p18" draw:style-name="gr18" draw:text-style-name="P10" draw:layer="layout" svg:width="0.401cm" svg:height="0.349cm" svg:x="15.17cm" svg:y="6.854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71;p18" draw:style-name="gr7" draw:text-style-name="P7" draw:layer="layout" svg:width="3.245cm" svg:height="0.84cm" svg:x="6.468cm" svg:y="5.5cm">
          <text:p text:style-name="P1"><text:span text:style-name="T13">«interface»</text:span></text:p>
          <text:p text:style-name="P1"><text:span text:style-name="T14">I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18" draw:style-name="gr8" draw:text-style-name="P7" draw:layer="layout" svg:width="3.245cm" svg:height="0.556cm" svg:x="6.468cm" svg:y="6.313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18" draw:style-name="gr5" draw:text-style-name="P5" draw:layer="layout" svg:width="3.882cm" svg:height="0.993cm" svg:x="8.084cm" svg:y="6.871cm">
          <text:p/>
          <draw:enhanced-geometry draw:mirror-horizontal="false" draw:mirror-vertical="false" drawooo:sub-view-size="3883 994" draw:text-areas="0 0 ?f0 ?f1" svg:viewBox="0 0 0 0" draw:type="ooxml-non-primitive" draw:enhanced-path="M 3882 993 L 3882 512 0 512 0 0 N">
            <draw:equation draw:name="f0" draw:formula="logwidth"/>
            <draw:equation draw:name="f1" draw:formula="logheight"/>
          </draw:enhanced-geometry>
        </draw:custom-shape>
        <draw:custom-shape draw:name="Google Shape;276;p18" draw:style-name="gr18" draw:text-style-name="P10" draw:layer="layout" svg:width="0.401cm" svg:height="0.349cm" svg:x="7.89cm" svg:y="6.87cm">
          <text:p/>
          <draw:enhanced-geometry draw:mirror-horizontal="false" draw:mirror-vertical="false" drawooo:sub-view-size="404 352" draw:text-areas="0 0 ?f0 ?f1" svg:viewBox="0 0 0 0" draw:type="ooxml-non-primitive" draw:enhanced-path="M 201 0 L 403 351 0 351 201 0 N">
            <draw:equation draw:name="f0" draw:formula="logwidth"/>
            <draw:equation draw:name="f1" draw:formula="logheight"/>
          </draw:enhanced-geometry>
        </draw:custom-shape>
        <draw:custom-shape draw:name="Google Shape;286;p18" draw:style-name="gr7" draw:text-style-name="P7" draw:layer="layout" svg:width="3.986cm" svg:height="0.556cm" svg:x="11.86cm" svg:y="10.153cm">
          <text:p text:style-name="P1"><text:span text:style-name="T15">C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18" draw:style-name="gr8" draw:text-style-name="P7" draw:layer="layout" svg:width="3.986cm" svg:height="0.368cm" svg:x="11.86cm" svg:y="10.71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18" draw:style-name="gr8" draw:text-style-name="P7" draw:layer="layout" svg:width="3.986cm" svg:height="0.475cm" svg:x="11.86cm" svg:y="11.071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18" draw:style-name="gr25" draw:text-style-name="P5" draw:layer="layout" svg:width="8.121cm" svg:height="1.948cm" svg:x="15.875cm" svg:y="4.738cm">
          <text:p/>
          <draw:enhanced-geometry draw:mirror-horizontal="false" draw:mirror-vertical="false" drawooo:sub-view-size="8122 1949" draw:text-areas="0 0 ?f0 ?f1" svg:viewBox="0 0 0 0" draw:type="ooxml-non-primitive" draw:enhanced-path="M 8121 1948 L 7624 1948 7624 0 0 0 0 762 N">
            <draw:equation draw:name="f0" draw:formula="logwidth"/>
            <draw:equation draw:name="f1" draw:formula="logheight"/>
          </draw:enhanced-geometry>
        </draw:custom-shape>
        <draw:g draw:name="Google Shape;296;p18">
          <draw:g draw:name="Google Shape;297;p18">
            <draw:custom-shape draw:name="Google Shape;298;p18" draw:style-name="gr17" draw:text-style-name="P7" draw:layer="layout" svg:width="0.764cm" svg:height="0.764cm" svg:x="0.913cm" svg:y="6.396cm">
              <text:p text:style-name="P3"/>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9;p18" draw:style-name="gr15" draw:text-style-name="P5" draw:layer="layout" svg:width="1.391cm" svg:height="0.001cm" draw:transform="rotate (-3.14159265358979) translate (3.074cm 6.777cm)">
              <text:p/>
              <draw:enhanced-geometry draw:mirror-horizontal="false" draw:mirror-vertical="false" svg:viewBox="0 0 21600 21600" draw:type="mso-spt32" draw:enhanced-path="M 0 0 L 21600 21600 N"/>
            </draw:custom-shape>
          </draw:g>
          <draw:custom-shape draw:name="Google Shape;300;p18" draw:style-name="gr17" draw:text-style-name="P7" draw:layer="layout" svg:width="0.877cm" svg:height="0.872cm" svg:x="2.468cm" svg:y="6.342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01;p18">
          <draw:g draw:name="Google Shape;302;p18">
            <draw:custom-shape draw:name="Google Shape;303;p18" draw:style-name="gr17" draw:text-style-name="P7" draw:layer="layout" svg:width="0.764cm" svg:height="0.764cm" svg:x="0.937cm" svg:y="9.98cm">
              <text:p text:style-name="P3"/>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4;p18" draw:style-name="gr15" draw:text-style-name="P5" draw:layer="layout" svg:width="1.391cm" svg:height="0.001cm" draw:transform="rotate (-3.14159265358979) translate (3.098cm 10.361cm)">
              <text:p/>
              <draw:enhanced-geometry draw:mirror-horizontal="false" draw:mirror-vertical="false" svg:viewBox="0 0 21600 21600" draw:type="mso-spt32" draw:enhanced-path="M 0 0 L 21600 21600 N"/>
            </draw:custom-shape>
          </draw:g>
          <draw:custom-shape draw:name="Google Shape;305;p18" draw:style-name="gr17" draw:text-style-name="P7" draw:layer="layout" svg:width="0.877cm" svg:height="0.872cm" svg:x="2.492cm" svg:y="9.92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06;p18" draw:style-name="gr25" draw:text-style-name="P5" draw:layer="layout" svg:width="8.178cm" svg:height="2.358cm" svg:x="3.367cm" svg:y="4.449cm">
          <text:p/>
          <draw:enhanced-geometry draw:mirror-horizontal="false" draw:mirror-vertical="false" drawooo:sub-view-size="8179 2359" draw:text-areas="0 0 ?f0 ?f1" svg:viewBox="0 0 0 0" draw:type="ooxml-non-primitive" draw:enhanced-path="M 0 2358 L 754 2358 754 0 8178 0 8178 1051 N">
            <draw:equation draw:name="f0" draw:formula="logwidth"/>
            <draw:equation draw:name="f1" draw:formula="logheight"/>
          </draw:enhanced-geometry>
        </draw:custom-shape>
        <draw:custom-shape draw:name="Google Shape;307;p18" draw:style-name="gr25" draw:text-style-name="P5" draw:layer="layout" svg:width="2.932cm" svg:height="3.968cm" svg:x="3.37cm" svg:y="6.35cm">
          <text:p/>
          <draw:enhanced-geometry draw:mirror-horizontal="false" draw:mirror-vertical="false" drawooo:sub-view-size="2933 3969" draw:text-areas="0 0 ?f0 ?f1" svg:viewBox="0 0 0 0" draw:type="ooxml-non-primitive" draw:enhanced-path="M 0 3968 L 1777 3968 1777 0 2932 0 N">
            <draw:equation draw:name="f0" draw:formula="logwidth"/>
            <draw:equation draw:name="f1" draw:formula="logheight"/>
          </draw:enhanced-geometry>
        </draw:custom-shape>
        <draw:custom-shape draw:name="Google Shape;308;p18" draw:style-name="gr4" draw:text-style-name="P2" draw:layer="layout" svg:width="2.932cm" svg:height="0.703cm" svg:x="0.747cm" svg:y="9.212cm">
          <text:p text:style-name="P3"><text:span text:style-name="T6">I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18" draw:style-name="gr4" draw:text-style-name="P2" draw:layer="layout" svg:width="2.717cm" svg:height="0.72cm" svg:x="0.628cm" svg:y="5.63cm">
          <text:p text:style-name="P3"><text:span text:style-name="T6">IBuildC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18" draw:style-name="gr34" draw:text-style-name="P12" draw:layer="layout" svg:width="2.92cm" svg:height="1.085cm" svg:x="24.48cm" svg:y="5.315cm">
          <text:p text:style-name="P3"><text:span text:style-name="T6">ICaveVis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18" draw:style-name="gr4" draw:text-style-name="P2" draw:layer="layout" svg:width="2.867cm" svg:height="0.703cm" svg:x="24.48cm" svg:y="9.068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18_0" draw:style-name="gr35" draw:text-style-name="P11" draw:layer="layout" svg:width="3.985cm" svg:height="0.556cm" svg:x="11.815cm" svg:y="13cm">
          <text:p text:style-name="P1"><text:span text:style-name="T14">Sa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18_0" draw:style-name="gr36" draw:text-style-name="P7" draw:layer="layout" svg:width="3.985cm" svg:height="0.316cm" svg:x="11.815cm" svg:y="13.5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18_0" draw:style-name="gr36" draw:text-style-name="P7" draw:layer="layout" svg:width="3.985cm" svg:height="0.409cm" svg:x="11.815cm" svg:y="13.8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2;gdb1f79e465_0_0:notes" presentation:style-name="pr6" draw:text-style-name="P4" draw:layer="layout" svg:width="16.798cm" svg:height="13.364cm" svg:x="2.1cm" svg:y="14.107cm" presentation:class="notes" presentation:placeholder="true" presentation:user-transformed="true">
            <draw:text-box/>
          </draw:frame>
          <draw:page-thumbnail draw:name="Google Shape;243;gdb1f79e465_0_0:notes" draw:style-name="gr3" draw:layer="layout" svg:width="13.999cm" svg:height="11.137cm" svg:x="3.5cm" svg:y="2.227cm" draw:page-number="5"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fill-image draw:name="msFillBitmap_20_1" draw:display-name="msFillBitmap 1" xlink:href="Pictures/100000000000028000000168B2CDFEECA755933E.jpg" xlink:type="simple" xlink:show="embed" xlink:actuate="onLoad"/>
    <draw:fill-image draw:name="msFillBitmap_20_2" draw:display-name="msFillBitmap 2" xlink:href="Pictures/1000000000000280000001688B4F093A6C408125.jpg" xlink:type="simple" xlink:show="embed" xlink:actuate="onLoad"/>
    <draw:fill-image draw:name="msFillBitmap_20_3" draw:display-name="msFillBitmap 3" xlink:href="Pictures/100000000000028000000168B2CDFEECA755933E.jpg" xlink:type="simple" xlink:show="embed" xlink:actuate="onLoad"/>
    <draw:marker draw:name="Arrow" svg:viewBox="0 0 20 30" svg:d="M10 0l-10 30h20z"/>
    <draw:marker draw:name="msArrowEnd_20_5" draw:display-name="msArrowEnd 5" svg:viewBox="0 0 300 300" svg:d="M150 0l150 300h-300z"/>
    <draw:stroke-dash draw:name="Dashed_20__28_var_29__20_1" draw:display-name="Dashed (var) 1" draw:style="rect" draw:dots1="1" draw:dots1-length="4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5f_AND_5f_BODY-background" style:display-name="TITLE_AND_BODY-background" style:family="presentation">
      <style:graphic-properties draw:stroke="none" draw:fill="bitmap" draw:fill-image-name="msFillBitmap_20_1"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bitmap" draw:fill-image-name="msFillBitmap_20_3" style:repeat="stretch"/>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5f_AND_5f_BODY-backgroundobjects">
      <style:graphic-properties draw:stroke="none" draw:fill="none" draw:fill-color="#ffffff" draw:auto-grow-height="false" fo:min-height="1.485cm"/>
      <style:paragraph-properties style:writing-mode="lr-tb"/>
    </style:style>
    <style:style style:name="Mpr2"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ONLY-backgroundobjects">
      <style:graphic-properties draw:stroke="none" draw:fill="none" draw:fill-color="#ffffff" draw:auto-grow-height="false" fo:min-height="1.484cm"/>
      <style:paragraph-properties style:writing-mode="lr-tb"/>
    </style:style>
    <style:style style:name="Mpr4" style:family="presentation" style:parent-style-name="TITLE_5f_ONLY-backgroundobjects">
      <style:graphic-properties draw:stroke="none" draw:fill="none" draw:fill-color="#ffffff" draw:textarea-vertical-align="bottom" draw:auto-grow-height="false" fo:min-height="1.484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_5f_AND_5f_BODY" style:display-name="TITLE_AND_BODY" style:page-layout-name="PM1" draw:style-name="Mdp1">
      <draw:frame draw:name="Google Shape;12;p2" presentation:style-name="TITLE_5f_AND_5f_BODY-title" draw:layer="backgroundobjects" svg:width="25.198cm" svg:height="2.628cm" svg:x="1.4cm" svg:y="0.627cm" presentation:class="title" presentation:placeholder="true" presentation:user-transformed="true">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ONLY" style:display-name="TITLE_ONLY" style:page-layout-name="PM1" draw:style-name="Mdp2">
      <draw:frame draw:name="Google Shape;16;p4" presentation:style-name="TITLE_5f_ONLY-title" draw:layer="backgroundobjects" svg:width="25.198cm" svg:height="2.628cm" svg:x="1.4cm" svg:y="0.627cm" presentation:class="title" presentation:placeholder="true" presentation:user-transformed="true">
        <draw:text-box/>
      </draw:frame>
      <draw:frame presentation:style-name="TITLE_5f_ONLY-outline1" draw:layer="backgroundobjects" svg:width="25.2cm" svg:height="9.135cm" svg:x="1.4cm" svg:y="3.685cm" presentation:class="outline" presentation:placeholder="true">
        <draw:text-box/>
      </draw:frame>
      <presentation:notes style:page-layout-name="PM2">
        <draw:page-thumbnail presentation:style-name="TITLE_5f_ONLY-title" draw:layer="backgroundobjects" svg:width="19.797cm" svg:height="11.136cm" svg:x="0.6cm" svg:y="2.257cm" presentation:class="page"/>
        <draw:frame presentation:style-name="TITLE_5f_ONLY-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presentation:header/></text:p>
          </draw:text-box>
        </draw:frame>
        <draw:frame presentation:style-name="Mpr3" draw:text-style-name="MP4" draw:layer="backgroundobjects" svg:width="9.112cm" svg:height="1.483cm" svg:x="11.886cm" svg:y="0cm" presentation:class="date-time">
          <draw:text-box>
            <text:p text:style-name="MP3"><presentation:date-time/></text:p>
          </draw:text-box>
        </draw:frame>
        <draw:frame presentation:style-name="Mpr4" draw:text-style-name="MP2" draw:layer="backgroundobjects" svg:width="9.112cm" svg:height="1.483cm" svg:x="0cm" svg:y="28.215cm" presentation:class="footer">
          <draw:text-box>
            <text:p text:style-name="MP1"><presentation:footer/></text:p>
          </draw:text-box>
        </draw:frame>
        <draw:frame presentation:style-name="Mpr4" draw:text-style-name="MP4" draw:layer="backgroundobjects" svg:width="9.112cm" svg:height="1.483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1-05-19T11:15:45.765559649</dc:date>
    <meta:editing-duration>PT30M30S</meta:editing-duration>
    <meta:editing-cycles>7</meta:editing-cycles>
    <meta:generator>LibreOffice/6.4.6.2$Linux_X86_64 LibreOffice_project/40$Build-2</meta:generator>
    <meta:document-statistic meta:object-count="264"/>
  </office:meta>
</office:document-meta>
</file>